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500000258D5786E42B556E065.png" manifest:media-type="image/png"/>
  <manifest:file-entry manifest:full-path="Pictures/1000020100000272000001E60753537CEADB54F3.png" manifest:media-type="image/png"/>
  <manifest:file-entry manifest:full-path="Pictures/100002010000046500000258E80BF940F8B349D1.png" manifest:media-type="image/png"/>
  <manifest:file-entry manifest:full-path="Pictures/10000201000003AB00000290280F3E36E901EE50.png" manifest:media-type="image/png"/>
  <manifest:file-entry manifest:full-path="Pictures/10000201000002CB000001D1DFC68556FBCB2134.png" manifest:media-type="image/png"/>
  <manifest:file-entry manifest:full-path="Pictures/100002010000036C0000025711BA1270A574DA9B.png" manifest:media-type="image/png"/>
  <manifest:file-entry manifest:full-path="Pictures/10000201000001C200000155FAC2F20A388B30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top="0.1043in" fo:margin-bottom="0.1043in" loext:contextual-spacing="false"/>
      <style:text-properties officeooo:rsid="003361be" officeooo:paragraph-rsid="003361be"/>
    </style:style>
    <style:style style:name="P7"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loext:contextual-spacing="false"/>
      <style:text-properties officeooo:paragraph-rsid="00612700"/>
    </style:style>
    <style:style style:name="P9" style:family="paragraph" style:parent-style-name="Text_20_body">
      <style:paragraph-properties fo:margin-top="0.1043in" fo:margin-bottom="0.1043in" loext:contextual-spacing="false"/>
      <style:text-properties officeooo:rsid="0065dd5a" officeooo:paragraph-rsid="0065dd5a"/>
    </style:style>
    <style:style style:name="P10" style:family="paragraph" style:parent-style-name="Text_20_body">
      <style:paragraph-properties fo:margin-top="0.1043in" fo:margin-bottom="0.1043in" loext:contextual-spacing="false"/>
      <style:text-properties officeooo:paragraph-rsid="006dc123"/>
    </style:style>
    <style:style style:name="P11"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12" style:family="paragraph" style:parent-style-name="Text_20_body">
      <style:paragraph-properties fo:margin-top="0.1043in" fo:margin-bottom="0.1043in" loext:contextual-spacing="false"/>
      <style:text-properties officeooo:rsid="00789e7e" officeooo:paragraph-rsid="00789e7e" loext:padding="0in" loext:border="none"/>
    </style:style>
    <style:style style:name="P13"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4"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15"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6"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7" style:family="paragraph" style:parent-style-name="Text_20_body">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8" style:family="paragraph" style:parent-style-name="Text_20_body">
      <style:paragraph-properties fo:margin-left="0.1043in" fo:margin-right="0.1043in" fo:margin-top="0.1043in" fo:margin-bottom="0.1043in" loext:contextual-spacing="false" fo:text-indent="0in" style:auto-text-indent="false"/>
      <style:text-properties fo:font-weight="normal" officeooo:rsid="0074ef0b" officeooo:paragraph-rsid="0074ef0b" style:font-weight-asian="normal" style:font-weight-complex="normal" loext:padding="0in" loext:border="none"/>
    </style:style>
    <style:style style:name="P19" style:family="paragraph" style:parent-style-name="Text_20_body">
      <style:paragraph-properties fo:margin-left="0.1043in" fo:margin-right="0.1043in" fo:margin-top="0.1043in" fo:margin-bottom="0.1043in" loext:contextual-spacing="false" fo:text-indent="0in" style:auto-text-indent="false"/>
      <style:text-properties officeooo:rsid="00771239" officeooo:paragraph-rsid="00771239" loext:padding="0in" loext:border="none"/>
    </style:style>
    <style:style style:name="P20" style:family="paragraph" style:parent-style-name="Caption">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21"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dc179" loext:padding="0in" loext:border="none"/>
    </style:style>
    <style:style style:name="P22"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23"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1dc179" loext:padding="0in" loext:border="none"/>
    </style:style>
    <style:style style:name="P2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25"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26" style:family="paragraph" style:parent-style-name="Caption">
      <style:paragraph-properties fo:margin-left="0in" fo:margin-right="0in" fo:text-indent="0in" style:auto-text-indent="false" style:writing-mode="page"/>
    </style:style>
    <style:style style:name="P27" style:family="paragraph" style:parent-style-name="Preformatted_20_Text">
      <style:text-properties fo:font-style="italic"/>
    </style:style>
    <style:style style:name="P28" style:family="paragraph" style:parent-style-name="Preformatted_20_Text">
      <style:text-properties fo:font-style="italic" style:font-style-asian="italic" style:font-style-complex="italic"/>
    </style:style>
    <style:style style:name="P29" style:family="paragraph" style:parent-style-name="Text_20_body">
      <style:text-properties style:font-name="Liberation Serif" style:font-name-asian="WenQuanYi Micro Hei" loext:padding="0in" loext:border="none"/>
    </style:style>
    <style:style style:name="P30" style:family="paragraph" style:parent-style-name="Text_20_body">
      <style:text-properties style:font-name="Liberation Serif" style:font-name-asian="WenQuanYi Micro Hei" style:font-name-complex="FreeSans" loext:padding="0in" loext:border="none"/>
    </style:style>
    <style:style style:name="P31"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32" style:family="paragraph" style:parent-style-name="Text_20_body">
      <style:text-properties officeooo:rsid="004cfd00" officeooo:paragraph-rsid="004cfd00"/>
    </style:style>
    <style:style style:name="P33" style:family="paragraph" style:parent-style-name="Text_20_body">
      <style:text-properties officeooo:rsid="004cfd00" officeooo:paragraph-rsid="004e60fd"/>
    </style:style>
    <style:style style:name="P34" style:family="paragraph" style:parent-style-name="Text_20_body">
      <style:text-properties officeooo:rsid="004e60fd" officeooo:paragraph-rsid="004e60fd"/>
    </style:style>
    <style:style style:name="P35" style:family="paragraph" style:parent-style-name="Text_20_body">
      <style:text-properties fo:font-style="italic" officeooo:rsid="00518298" officeooo:paragraph-rsid="00525431" style:font-style-asian="italic" style:font-style-complex="italic"/>
    </style:style>
    <style:style style:name="P36"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37" style:family="paragraph" style:parent-style-name="Text_20_body">
      <style:text-properties officeooo:paragraph-rsid="00500b6a"/>
    </style:style>
    <style:style style:name="P38" style:family="paragraph" style:parent-style-name="Caption">
      <style:text-properties style:font-name="Liberation Serif" fo:font-weight="bold" style:font-name-asian="WenQuanYi Micro Hei" style:font-weight-asian="bold" style:font-weight-complex="bold" loext:padding="0in" loext:border="none"/>
    </style:style>
    <style:style style:name="P39" style:family="paragraph" style:parent-style-name="Caption">
      <style:text-properties style:font-name="Liberation Serif" fo:font-style="normal" fo:font-weight="bold" officeooo:paragraph-rsid="0058faa8" style:font-name-asian="WenQuanYi Micro Hei" style:font-style-asian="normal" style:font-weight-asian="bold" style:font-style-complex="normal" style:font-weight-complex="bold" loext:padding="0in" loext:border="none"/>
    </style:style>
    <style:style style:name="P40" style:family="paragraph" style:parent-style-name="Caption">
      <style:text-properties style:font-name="Liberation Serif" style:font-name-asian="WenQuanYi Micro Hei" loext:padding="0in" loext:border="none"/>
    </style:style>
    <style:style style:name="P41" style:family="paragraph" style:parent-style-name="Caption">
      <style:text-properties fo:font-style="italic" fo:font-weight="bold"/>
    </style:style>
    <style:style style:name="P42" style:family="paragraph" style:parent-style-name="Caption">
      <style:text-properties officeooo:paragraph-rsid="007a1d02"/>
    </style:style>
    <style:style style:name="P43" style:family="paragraph" style:parent-style-name="Preformatted_20_Text">
      <style:paragraph-properties fo:margin-left="0.4925in" fo:margin-right="0in" fo:text-indent="0in" style:auto-text-indent="false"/>
    </style:style>
    <style:style style:name="P44" style:family="paragraph" style:parent-style-name="Text_20_body" style:list-style-name="L38">
      <style:text-properties officeooo:paragraph-rsid="00500b6a"/>
    </style:style>
    <style:style style:name="P45" style:family="paragraph" style:parent-style-name="Text_20_body" style:list-style-name="L39">
      <style:text-properties style:font-name="Liberation Serif" style:font-name-asian="WenQuanYi Micro Hei" loext:padding="0in" loext:border="none"/>
    </style:style>
    <style:style style:name="P46" style:family="paragraph" style:parent-style-name="Text_20_body" style:list-style-name="L40">
      <style:text-properties style:font-name="Liberation Serif" style:font-name-asian="WenQuanYi Micro Hei" loext:padding="0in" loext:border="none"/>
    </style:style>
    <style:style style:name="P47" style:family="paragraph" style:parent-style-name="Text_20_body" style:list-style-name="L44">
      <style:text-properties style:font-name="Liberation Serif" style:font-name-asian="WenQuanYi Micro Hei" loext:padding="0in" loext:border="none"/>
    </style:style>
    <style:style style:name="P48" style:family="paragraph" style:parent-style-name="Text_20_body">
      <style:text-properties style:font-name="Liberation Serif" style:font-name-asian="WenQuanYi Micro Hei" style:font-name-complex="FreeSans" loext:padding="0in" loext:border="none"/>
    </style:style>
    <style:style style:name="P49" style:family="paragraph" style:parent-style-name="Text_20_body" style:list-style-name="L48">
      <style:text-properties officeooo:paragraph-rsid="0085d362"/>
    </style:style>
    <style:style style:name="P50" style:family="paragraph" style:parent-style-name="Text_20_body">
      <style:text-properties officeooo:paragraph-rsid="0085d362"/>
    </style:style>
    <style:style style:name="P51" style:family="paragraph" style:parent-style-name="Text_20_body">
      <style:text-properties officeooo:rsid="0085d362" officeooo:paragraph-rsid="0085d362"/>
    </style:style>
    <style:style style:name="P52"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3"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5d43f3" loext:padding="0in" loext:border="none"/>
    </style:style>
    <style:style style:name="P54"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6"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7"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8"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5db9e0" loext:padding="0in" loext:border="none"/>
    </style:style>
    <style:style style:name="P59"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60"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1"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2"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63"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4"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5"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6"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631798" loext:padding="0in" loext:border="none"/>
    </style:style>
    <style:style style:name="P67"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8"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9"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0"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1"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72"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3"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58dbcf" loext:padding="0in" loext:border="none"/>
    </style:style>
    <style:style style:name="P74"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5"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6"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7"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8"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9"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0"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1"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2"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83"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8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85"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86"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7295eb"/>
    </style:style>
    <style:style style:name="P87"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style:style>
    <style:style style:name="P88"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89"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74ef0b" officeooo:paragraph-rsid="0074ef0b" loext:padding="0in" loext:border="none"/>
    </style:style>
    <style:style style:name="P90"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58dbcf"/>
    </style:style>
    <style:style style:name="P91"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771239"/>
    </style:style>
    <style:style style:name="P92"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93"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dc179"/>
    </style:style>
    <style:style style:name="P94"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65dd5a"/>
    </style:style>
    <style:style style:name="P95"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6b894a"/>
    </style:style>
    <style:style style:name="P96"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1dc179"/>
    </style:style>
    <style:style style:name="P97"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8133e6"/>
    </style:style>
    <style:style style:name="P98"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1dc179"/>
    </style:style>
    <style:style style:name="P99"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7d9091"/>
    </style:style>
    <style:style style:name="P100" style:family="paragraph" style:parent-style-name="Text_20_body" style:list-style-name="L1">
      <style:paragraph-properties fo:margin-top="0.1043in" fo:margin-bottom="0.1043in" loext:contextual-spacing="false"/>
      <style:text-properties officeooo:paragraph-rsid="001dc179"/>
    </style:style>
    <style:style style:name="P101" style:family="paragraph" style:parent-style-name="Text_20_body" style:list-style-name="L3">
      <style:paragraph-properties fo:margin-top="0.1043in" fo:margin-bottom="0.1043in" loext:contextual-spacing="false"/>
      <style:text-properties officeooo:paragraph-rsid="001dc179"/>
    </style:style>
    <style:style style:name="P102" style:family="paragraph" style:parent-style-name="Text_20_body" style:list-style-name="L6">
      <style:paragraph-properties fo:margin-top="0.1043in" fo:margin-bottom="0.1043in" loext:contextual-spacing="false"/>
      <style:text-properties officeooo:paragraph-rsid="001dc179"/>
    </style:style>
    <style:style style:name="P103" style:family="paragraph" style:parent-style-name="Text_20_body" style:list-style-name="L7">
      <style:paragraph-properties fo:margin-top="0.1043in" fo:margin-bottom="0.1043in" loext:contextual-spacing="false"/>
      <style:text-properties officeooo:paragraph-rsid="001dc179"/>
    </style:style>
    <style:style style:name="P104" style:family="paragraph" style:parent-style-name="Text_20_body" style:list-style-name="L8">
      <style:paragraph-properties fo:margin-top="0.1043in" fo:margin-bottom="0.1043in" loext:contextual-spacing="false"/>
      <style:text-properties officeooo:paragraph-rsid="001dc179"/>
    </style:style>
    <style:style style:name="P105" style:family="paragraph" style:parent-style-name="Text_20_body" style:list-style-name="L9">
      <style:paragraph-properties fo:margin-top="0.1043in" fo:margin-bottom="0.1043in" loext:contextual-spacing="false"/>
      <style:text-properties officeooo:paragraph-rsid="001dc179"/>
    </style:style>
    <style:style style:name="P106" style:family="paragraph" style:parent-style-name="Text_20_body" style:list-style-name="L10">
      <style:paragraph-properties fo:margin-top="0.1043in" fo:margin-bottom="0.1043in" loext:contextual-spacing="false"/>
      <style:text-properties officeooo:paragraph-rsid="001dc179"/>
    </style:style>
    <style:style style:name="P107" style:family="paragraph" style:parent-style-name="Text_20_body" style:list-style-name="L12">
      <style:paragraph-properties fo:margin-top="0.1043in" fo:margin-bottom="0.1043in" loext:contextual-spacing="false"/>
      <style:text-properties officeooo:rsid="0074ef0b" officeooo:paragraph-rsid="0074ef0b"/>
    </style:style>
    <style:style style:name="P108" style:family="paragraph" style:parent-style-name="Text_20_body" style:list-style-name="L12">
      <style:paragraph-properties fo:margin-top="0.1043in" fo:margin-bottom="0.1043in" loext:contextual-spacing="false"/>
      <style:text-properties officeooo:paragraph-rsid="0074ef0b"/>
    </style:style>
    <style:style style:name="P109" style:family="paragraph" style:parent-style-name="Text_20_body" style:list-style-name="L14">
      <style:paragraph-properties fo:margin-top="0.1043in" fo:margin-bottom="0.1043in" loext:contextual-spacing="false"/>
      <style:text-properties style:font-name="Liberation Serif" style:font-name-asian="WenQuanYi Micro Hei" style:font-name-complex="FreeSans" loext:padding="0in" loext:border="none"/>
    </style:style>
    <style:style style:name="P110" style:family="paragraph" style:parent-style-name="Text_20_body" style:list-style-name="L15">
      <style:paragraph-properties fo:margin-top="0.1043in" fo:margin-bottom="0.1043in" loext:contextual-spacing="false"/>
      <style:text-properties style:font-name="Liberation Serif" style:font-name-asian="WenQuanYi Micro Hei" style:font-name-complex="FreeSans" loext:padding="0in" loext:border="none"/>
    </style:style>
    <style:style style:name="P111" style:family="paragraph" style:parent-style-name="Text_20_body" style:list-style-name="L18">
      <style:paragraph-properties fo:margin-top="0.1043in" fo:margin-bottom="0.1043in" loext:contextual-spacing="false"/>
      <style:text-properties style:font-name="Liberation Serif" style:font-name-asian="WenQuanYi Micro Hei" style:font-name-complex="FreeSans" loext:padding="0in" loext:border="none"/>
    </style:style>
    <style:style style:name="P112" style:family="paragraph" style:parent-style-name="Text_20_body" style:list-style-name="L27">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113" style:family="paragraph" style:parent-style-name="Text_20_body" style:list-style-name="L28">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4" style:family="paragraph" style:parent-style-name="Text_20_body" style:list-style-name="L37">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5" style:family="paragraph" style:parent-style-name="Text_20_body" style:list-style-name="L41">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6" style:family="paragraph" style:parent-style-name="Text_20_body" style:list-style-name="L4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7" style:family="paragraph" style:parent-style-name="Text_20_body" style:list-style-name="L45">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8"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9" style:family="paragraph" style:parent-style-name="Text_20_body" style:list-style-name="L14">
      <style:paragraph-properties fo:margin-top="0.1043in" fo:margin-bottom="0.1043in" loext:contextual-spacing="false"/>
      <style:text-properties style:font-name="Liberation Serif" officeooo:rsid="00612700" officeooo:paragraph-rsid="00612700" style:font-name-asian="WenQuanYi Micro Hei" style:font-name-complex="FreeSans" loext:padding="0in" loext:border="none"/>
    </style:style>
    <style:style style:name="P120" style:family="paragraph" style:parent-style-name="Text_20_body" style:list-style-name="L27">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121" style:family="paragraph" style:parent-style-name="Text_20_body" style:list-style-name="L16">
      <style:paragraph-properties fo:margin-top="0.1043in" fo:margin-bottom="0.1043in" loext:contextual-spacing="false"/>
      <style:text-properties officeooo:rsid="003361be" officeooo:paragraph-rsid="003361be" loext:padding="0in" loext:border="none"/>
    </style:style>
    <style:style style:name="P122" style:family="paragraph" style:parent-style-name="Text_20_body" style:list-style-name="L17">
      <style:paragraph-properties fo:margin-top="0.1043in" fo:margin-bottom="0.1043in" loext:contextual-spacing="false"/>
      <style:text-properties fo:font-style="normal" fo:font-weight="normal" officeooo:rsid="0076ee49" officeooo:paragraph-rsid="0076ee49" style:font-style-asian="normal" style:font-weight-asian="normal" style:font-style-complex="normal" style:font-weight-complex="normal" loext:padding="0in" loext:border="none"/>
    </style:style>
    <style:style style:name="P123" style:family="paragraph" style:parent-style-name="Text_20_body" style:list-style-name="L19">
      <style:paragraph-properties fo:margin-top="0.1043in" fo:margin-bottom="0.1043in" loext:contextual-spacing="false"/>
      <style:text-properties officeooo:paragraph-rsid="001dc179"/>
    </style:style>
    <style:style style:name="P124" style:family="paragraph" style:parent-style-name="Text_20_body" style:list-style-name="L20">
      <style:paragraph-properties fo:margin-top="0.1043in" fo:margin-bottom="0.1043in" loext:contextual-spacing="false"/>
      <style:text-properties officeooo:paragraph-rsid="001dc179"/>
    </style:style>
    <style:style style:name="P125" style:family="paragraph" style:parent-style-name="Text_20_body" style:list-style-name="L21">
      <style:paragraph-properties fo:margin-top="0.1043in" fo:margin-bottom="0.1043in" loext:contextual-spacing="false"/>
      <style:text-properties officeooo:paragraph-rsid="001dc179"/>
    </style:style>
    <style:style style:name="P126" style:family="paragraph" style:parent-style-name="Text_20_body" style:list-style-name="L22">
      <style:paragraph-properties fo:margin-top="0.1043in" fo:margin-bottom="0.1043in" loext:contextual-spacing="false"/>
      <style:text-properties officeooo:paragraph-rsid="001dc179"/>
    </style:style>
    <style:style style:name="P127" style:family="paragraph" style:parent-style-name="Text_20_body" style:list-style-name="L23">
      <style:paragraph-properties fo:margin-top="0.1043in" fo:margin-bottom="0.1043in" loext:contextual-spacing="false"/>
      <style:text-properties officeooo:paragraph-rsid="001dc179"/>
    </style:style>
    <style:style style:name="P128" style:family="paragraph" style:parent-style-name="Text_20_body" style:list-style-name="L24">
      <style:paragraph-properties fo:margin-top="0.1043in" fo:margin-bottom="0.1043in" loext:contextual-spacing="false"/>
      <style:text-properties officeooo:paragraph-rsid="001dc179"/>
    </style:style>
    <style:style style:name="P129" style:family="paragraph" style:parent-style-name="Text_20_body" style:list-style-name="L25">
      <style:paragraph-properties fo:margin-top="0.1043in" fo:margin-bottom="0.1043in" loext:contextual-spacing="false"/>
      <style:text-properties officeooo:paragraph-rsid="001dc179"/>
    </style:style>
    <style:style style:name="P130" style:family="paragraph" style:parent-style-name="Text_20_body" style:list-style-name="L29">
      <style:paragraph-properties fo:margin-top="0.1043in" fo:margin-bottom="0.1043in" loext:contextual-spacing="false"/>
      <style:text-properties officeooo:paragraph-rsid="001dc179" loext:padding="0in" loext:border="none"/>
    </style:style>
    <style:style style:name="P131"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132" style:family="paragraph" style:parent-style-name="Text_20_body" style:list-style-name="L33">
      <style:paragraph-properties fo:margin-top="0.1043in" fo:margin-bottom="0.1043in" loext:contextual-spacing="false"/>
      <style:text-properties officeooo:paragraph-rsid="001dc179" loext:padding="0in" loext:border="none"/>
    </style:style>
    <style:style style:name="P133" style:family="paragraph" style:parent-style-name="Text_20_body" style:list-style-name="L30">
      <style:paragraph-properties fo:margin-top="0.1043in" fo:margin-bottom="0.1043in" loext:contextual-spacing="false"/>
      <style:text-properties fo:font-style="italic" officeooo:paragraph-rsid="001dc179" loext:padding="0in" loext:border="none"/>
    </style:style>
    <style:style style:name="P134" style:family="paragraph" style:parent-style-name="Text_20_body" style:list-style-name="L31">
      <style:paragraph-properties fo:margin-top="0.1043in" fo:margin-bottom="0.1043in" loext:contextual-spacing="false"/>
      <style:text-properties officeooo:paragraph-rsid="001dc179"/>
    </style:style>
    <style:style style:name="P135" style:family="paragraph" style:parent-style-name="Text_20_body" style:list-style-name="L32">
      <style:paragraph-properties fo:margin-top="0.1043in" fo:margin-bottom="0.1043in" loext:contextual-spacing="false"/>
      <style:text-properties officeooo:paragraph-rsid="001dc179"/>
    </style:style>
    <style:style style:name="P136" style:family="paragraph" style:parent-style-name="Text_20_body" style:list-style-name="L33">
      <style:paragraph-properties fo:margin-top="0.1043in" fo:margin-bottom="0.1043in" loext:contextual-spacing="false"/>
      <style:text-properties officeooo:paragraph-rsid="001dc179"/>
    </style:style>
    <style:style style:name="P137" style:family="paragraph" style:parent-style-name="Text_20_body" style:list-style-name="L36">
      <style:paragraph-properties fo:margin-top="0.1043in" fo:margin-bottom="0.1043in" loext:contextual-spacing="false"/>
      <style:text-properties officeooo:paragraph-rsid="001dc179"/>
    </style:style>
    <style:style style:name="P138" style:family="paragraph" style:parent-style-name="Text_20_body" style:list-style-name="L36">
      <style:paragraph-properties fo:margin-top="0.1043in" fo:margin-bottom="0.1043in" loext:contextual-spacing="false"/>
      <style:text-properties officeooo:paragraph-rsid="006cc298"/>
    </style:style>
    <style:style style:name="P139" style:family="paragraph" style:parent-style-name="Text_20_body" style:list-style-name="L43">
      <style:paragraph-properties fo:margin-top="0.1043in" fo:margin-bottom="0.1043in" loext:contextual-spacing="false"/>
      <style:text-properties officeooo:paragraph-rsid="001dc179"/>
    </style:style>
    <style:style style:name="P140" style:family="paragraph" style:parent-style-name="Text_20_body">
      <style:paragraph-properties fo:margin-top="0.1043in" fo:margin-bottom="0.1043in" loext:contextual-spacing="false"/>
      <style:text-properties officeooo:rsid="00789e7e" officeooo:paragraph-rsid="007b8e2a" loext:padding="0in" loext:border="none"/>
    </style:style>
    <style:style style:name="P141" style:family="paragraph" style:parent-style-name="Text_20_body" style:list-style-name="L34">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42" style:family="paragraph" style:parent-style-name="Text_20_body" style:list-style-name="L34">
      <style:paragraph-properties fo:margin-left="0in" fo:margin-right="0in" fo:margin-top="0.1043in" fo:margin-bottom="0.1043in" loext:contextual-spacing="false" fo:text-indent="0in" style:auto-text-indent="false" style:writing-mode="page"/>
      <style:text-properties officeooo:paragraph-rsid="001dc179"/>
    </style:style>
    <style:style style:name="P143" style:family="paragraph" style:parent-style-name="Text_20_body" style:list-style-name="L35">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44" style:family="paragraph" style:parent-style-name="Text_20_body" style:list-style-name="List_20_1">
      <style:paragraph-properties fo:margin-left="1.5in" fo:margin-right="0in" fo:margin-top="0.1043in" fo:margin-bottom="0.1043in" loext:contextual-spacing="false" fo:text-indent="-0.1598in" style:auto-text-indent="false">
        <style:tab-stops/>
      </style:paragraph-properties>
      <style:text-properties officeooo:paragraph-rsid="007d9091"/>
    </style:style>
    <style:style style:name="P145" style:family="paragraph" style:parent-style-name="Heading_20_3">
      <style:text-properties style:font-name="Liberation Serif" style:font-name-asian="WenQuanYi Micro Hei" style:font-name-complex="FreeSans" loext:padding="0in" loext:border="none"/>
    </style:style>
    <style:style style:name="P146" style:family="paragraph" style:parent-style-name="Heading_20_3">
      <style:text-properties style:font-name="Liberation Serif" style:font-name-asian="WenQuanYi Micro Hei" loext:padding="0in" loext:border="none"/>
    </style:style>
    <style:style style:name="P147" style:family="paragraph" style:parent-style-name="Heading_20_3">
      <style:text-properties officeooo:paragraph-rsid="004bc54a"/>
    </style:style>
    <style:style style:name="P148"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49" style:family="paragraph" style:parent-style-name="Heading_20_3">
      <style:paragraph-properties fo:margin-top="0.1043in" fo:margin-bottom="0.1043in" loext: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150"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51"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152"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153"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54"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155"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56"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57" style:family="paragraph" style:parent-style-name="Heading_20_2">
      <style:text-properties style:font-name="Liberation Serif" style:font-name-asian="WenQuanYi Micro Hei" style:font-name-complex="FreeSans" loext:padding="0in" loext:border="none"/>
    </style:style>
    <style:style style:name="P158" style:family="paragraph" style:parent-style-name="Heading_20_2">
      <style:text-properties style:font-name="Liberation Serif" style:font-name-asian="WenQuanYi Micro Hei" loext:padding="0in" loext:border="none"/>
    </style:style>
    <style:style style:name="P159"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60"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61"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62" style:family="paragraph" style:parent-style-name="Heading_20_4">
      <style:text-properties officeooo:rsid="0079877d"/>
    </style:style>
    <style:style style:name="P163" style:family="paragraph" style:parent-style-name="Heading_20_4">
      <style:paragraph-properties fo:margin-left="0in" fo:margin-right="0in" fo:text-indent="0in" style:auto-text-indent="false" style:writing-mode="page"/>
    </style:style>
    <style:style style:name="P164" style:family="paragraph" style:parent-style-name="Preformatted_20_Text" style:list-style-name="L5">
      <style:text-properties fo:font-style="italic" officeooo:paragraph-rsid="007295eb" style:font-style-asian="italic" style:font-style-complex="italic"/>
    </style:style>
    <style:style style:name="P165" style:family="paragraph" style:parent-style-name="Preformatted_20_Text" style:list-style-name="L31">
      <style:text-properties fo:font-style="italic" style:font-style-asian="italic" style:font-style-complex="italic"/>
    </style:style>
    <style:style style:name="P166" style:family="paragraph" style:parent-style-name="Preformatted_20_Text" style:list-style-name="L33">
      <style:text-properties fo:font-style="italic" style:font-style-asian="italic" style:font-style-complex="italic"/>
    </style:style>
    <style:style style:name="P167" style:family="paragraph" style:parent-style-name="Preformatted_20_Text" style:list-style-name="L30">
      <style:text-properties fo:font-style="italic"/>
    </style:style>
    <style:style style:name="P168" style:family="paragraph" style:parent-style-name="Preformatted_20_Text" style:list-style-name="L31"/>
    <style:style style:name="P169" style:family="paragraph" style:parent-style-name="Preformatted_20_Text" style:list-style-name="L31">
      <style:text-properties officeooo:paragraph-rsid="00226ead"/>
    </style:style>
    <style:style style:name="P170" style:family="paragraph" style:parent-style-name="Preformatted_20_Text" style:list-style-name="L46"/>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7d9091" style:font-weight-asian="bold" style:font-weight-complex="bold"/>
    </style:style>
    <style:style style:name="T9" style:family="text">
      <style:text-properties fo:font-weight="bold" officeooo:rsid="0083af32" style:font-weight-asian="bold" style:font-weight-complex="bold"/>
    </style:style>
    <style:style style:name="T10" style:family="text">
      <style:text-properties fo:font-weight="bold" officeooo:rsid="0058faa8" loext:padding="0in" loext:border="none"/>
    </style:style>
    <style:style style:name="T11" style:family="text">
      <style:text-properties fo:font-style="italic"/>
    </style:style>
    <style:style style:name="T12" style:family="text">
      <style:text-properties fo:font-style="italic" fo:font-weight="bold"/>
    </style:style>
    <style:style style:name="T13" style:family="text">
      <style:text-properties fo:font-style="italic" fo:font-weight="bold" officeooo:rsid="0038decf"/>
    </style:style>
    <style:style style:name="T14" style:family="text">
      <style:text-properties fo:font-style="italic" fo:font-weight="bold" officeooo:rsid="003cd6ac"/>
    </style:style>
    <style:style style:name="T15" style:family="text">
      <style:text-properties fo:font-style="italic" fo:font-weight="bold" officeooo:rsid="0040033a"/>
    </style:style>
    <style:style style:name="T16" style:family="text">
      <style:text-properties fo:font-style="italic" fo:font-weight="bold" officeooo:rsid="0053ff88"/>
    </style:style>
    <style:style style:name="T17" style:family="text">
      <style:text-properties fo:font-style="italic" fo:font-weight="bold" officeooo:rsid="005bfe35"/>
    </style:style>
    <style:style style:name="T18" style:family="text">
      <style:text-properties fo:font-style="italic" fo:font-weight="bold" officeooo:rsid="005df42b"/>
    </style:style>
    <style:style style:name="T19" style:family="text">
      <style:text-properties fo:font-style="italic" fo:font-weight="bold" officeooo:rsid="007a1d02"/>
    </style:style>
    <style:style style:name="T20" style:family="text">
      <style:text-properties fo:font-style="italic" fo:font-weight="bold" officeooo:rsid="007b8e2a"/>
    </style:style>
    <style:style style:name="T21" style:family="text">
      <style:text-properties fo:font-style="italic" fo:font-weight="bold" officeooo:rsid="0083af32"/>
    </style:style>
    <style:style style:name="T22" style:family="text">
      <style:text-properties fo:font-style="italic" style:font-style-asian="italic" style:font-style-complex="italic"/>
    </style:style>
    <style:style style:name="T23" style:family="text">
      <style:text-properties fo:font-style="italic" officeooo:rsid="0038decf" style:font-style-asian="italic" style:font-style-complex="italic"/>
    </style:style>
    <style:style style:name="T24" style:family="text">
      <style:text-properties fo:font-style="italic" officeooo:rsid="004e60fd" style:font-style-asian="italic" style:font-style-complex="italic"/>
    </style:style>
    <style:style style:name="T25" style:family="text">
      <style:text-properties fo:font-style="italic" officeooo:rsid="004cfd00" style:font-style-asian="italic" style:font-style-complex="italic"/>
    </style:style>
    <style:style style:name="T26" style:family="text">
      <style:text-properties fo:font-style="italic" officeooo:rsid="0079877d" style:font-style-asian="italic" style:font-style-complex="italic"/>
    </style:style>
    <style:style style:name="T27" style:family="text">
      <style:text-properties fo:font-style="italic" officeooo:rsid="007b8e2a" style:font-style-asian="italic" style:font-style-complex="italic"/>
    </style:style>
    <style:style style:name="T28" style:family="text">
      <style:text-properties fo:font-style="italic" officeooo:rsid="007d627e" style:font-style-asian="italic" style:font-style-complex="italic"/>
    </style:style>
    <style:style style:name="T29" style:family="text">
      <style:text-properties fo:font-style="italic" officeooo:rsid="007f8dcd" style:font-style-asian="italic" style:font-style-complex="italic"/>
    </style:style>
    <style:style style:name="T30" style:family="text">
      <style:text-properties style:text-position="33% 80%"/>
    </style:style>
    <style:style style:name="T31" style:family="text">
      <style:text-properties officeooo:rsid="0026e913"/>
    </style:style>
    <style:style style:name="T32" style:family="text">
      <style:text-properties fo:font-weight="normal" style:font-weight-asian="normal" style:font-weight-complex="normal"/>
    </style:style>
    <style:style style:name="T33" style:family="text">
      <style:text-properties fo:font-weight="normal" officeooo:rsid="0027c49b" style:font-weight-asian="normal" style:font-weight-complex="normal"/>
    </style:style>
    <style:style style:name="T34" style:family="text">
      <style:text-properties fo:font-weight="normal" officeooo:rsid="003ba5a8" style:font-weight-asian="normal" style:font-weight-complex="normal"/>
    </style:style>
    <style:style style:name="T35" style:family="text">
      <style:text-properties fo:font-weight="normal" officeooo:rsid="003bfca1" style:font-weight-asian="normal" style:font-weight-complex="normal"/>
    </style:style>
    <style:style style:name="T36" style:family="text">
      <style:text-properties fo:font-weight="normal" officeooo:rsid="006dc123" style:font-weight-asian="normal" style:font-weight-complex="normal"/>
    </style:style>
    <style:style style:name="T37" style:family="text">
      <style:text-properties fo:font-weight="normal" officeooo:rsid="00771239" style:font-weight-asian="normal" style:font-weight-complex="normal"/>
    </style:style>
    <style:style style:name="T38" style:family="text">
      <style:text-properties fo:font-weight="normal" officeooo:rsid="00771239" style:font-weight-asian="normal" style:font-weight-complex="normal" loext:padding="0in" loext:border="none"/>
    </style:style>
    <style:style style:name="T39" style:family="text">
      <style:text-properties officeooo:rsid="002ca8b2"/>
    </style:style>
    <style:style style:name="T40" style:family="text">
      <style:text-properties officeooo:rsid="003045e6"/>
    </style:style>
    <style:style style:name="T41" style:family="text">
      <style:text-properties officeooo:rsid="003202c9"/>
    </style:style>
    <style:style style:name="T42" style:family="text">
      <style:text-properties officeooo:rsid="003202c9" loext:padding="0in" loext:border="none"/>
    </style:style>
    <style:style style:name="T43" style:family="text">
      <style:text-properties officeooo:rsid="003361be" loext:padding="0in" loext:border="none"/>
    </style:style>
    <style:style style:name="T44" style:family="text">
      <style:text-properties officeooo:rsid="0036b7f1"/>
    </style:style>
    <style:style style:name="T45" style:family="text">
      <style:text-properties style:font-name="Liberation Serif" officeooo:rsid="0036b7f1" style:font-name-asian="WenQuanYi Micro Hei" style:font-name-complex="FreeSans" loext:padding="0in" loext:border="none"/>
    </style:style>
    <style:style style:name="T46" style:family="text">
      <style:text-properties style:font-name="Liberation Serif" style:font-name-asian="WenQuanYi Micro Hei" style:font-name-complex="FreeSans" loext:padding="0in" loext:border="none"/>
    </style:style>
    <style:style style:name="T47" style:family="text">
      <style:text-properties style:font-name="Liberation Serif" officeooo:rsid="00576699" style:font-name-asian="WenQuanYi Micro Hei" style:font-name-complex="FreeSans" loext:padding="0in" loext:border="none"/>
    </style:style>
    <style:style style:name="T48" style:family="text">
      <style:text-properties style:font-name="Liberation Serif" officeooo:rsid="00612700" style:font-name-asian="WenQuanYi Micro Hei" style:font-name-complex="FreeSans" loext:padding="0in" loext:border="none"/>
    </style:style>
    <style:style style:name="T49" style:family="text">
      <style:text-properties style:font-name="Liberation Serif" officeooo:rsid="00525431" style:font-name-asian="WenQuanYi Micro Hei" loext:padding="0in" loext:border="none"/>
    </style:style>
    <style:style style:name="T50" style:family="text">
      <style:text-properties style:font-name="Liberation Serif" fo:font-style="normal" officeooo:rsid="00500b6a" style:font-name-asian="WenQuanYi Micro Hei" style:font-style-asian="normal" style:font-style-complex="normal" loext:padding="0in" loext:border="none"/>
    </style:style>
    <style:style style:name="T51" style:family="text">
      <style:text-properties style:font-name="Liberation Serif" fo:font-style="normal" officeooo:rsid="00518298" style:font-name-asian="WenQuanYi Micro Hei" style:font-style-asian="normal" style:font-style-complex="normal" loext:padding="0in" loext:border="none"/>
    </style:style>
    <style:style style:name="T52" style:family="text">
      <style:text-properties style:font-name="Liberation Serif" fo:font-style="normal" officeooo:rsid="00525431" style:font-name-asian="WenQuanYi Micro Hei" style:font-style-asian="normal" style:font-style-complex="normal" loext:padding="0in" loext:border="none"/>
    </style:style>
    <style:style style:name="T53" style:family="text">
      <style:text-properties style:font-name="Liberation Serif" fo:font-style="italic" officeooo:rsid="00518298" style:font-name-asian="WenQuanYi Micro Hei" style:font-style-asian="italic" style:font-style-complex="italic" loext:padding="0in" loext:border="none"/>
    </style:style>
    <style:style style:name="T54" style:family="text">
      <style:text-properties officeooo:rsid="0038decf"/>
    </style:style>
    <style:style style:name="T55" style:family="text">
      <style:text-properties fo:font-style="normal" officeooo:rsid="0038decf" style:font-style-asian="normal" style:font-style-complex="normal"/>
    </style:style>
    <style:style style:name="T56" style:family="text">
      <style:text-properties fo:font-style="normal" officeooo:rsid="004e60fd" style:font-style-asian="normal" style:font-style-complex="normal"/>
    </style:style>
    <style:style style:name="T57" style:family="text">
      <style:text-properties fo:font-style="normal" officeooo:rsid="00500b6a" style:font-style-asian="normal" style:font-style-complex="normal"/>
    </style:style>
    <style:style style:name="T58" style:family="text">
      <style:text-properties fo:font-style="normal" officeooo:rsid="0065dd5a" style:font-style-asian="normal" style:font-style-complex="normal"/>
    </style:style>
    <style:style style:name="T59" style:family="text">
      <style:text-properties officeooo:rsid="003bfca1"/>
    </style:style>
    <style:style style:name="T60" style:family="text">
      <style:text-properties officeooo:rsid="003de648"/>
    </style:style>
    <style:style style:name="T61" style:family="text">
      <style:text-properties officeooo:rsid="0042e14e"/>
    </style:style>
    <style:style style:name="T62" style:family="text">
      <style:text-properties officeooo:rsid="004828c4"/>
    </style:style>
    <style:style style:name="T63" style:family="text">
      <style:text-properties officeooo:rsid="004bc54a"/>
    </style:style>
    <style:style style:name="T64" style:family="text">
      <style:text-properties officeooo:rsid="004e60fd"/>
    </style:style>
    <style:style style:name="T65" style:family="text">
      <style:text-properties officeooo:rsid="004fcbd5"/>
    </style:style>
    <style:style style:name="T66" style:family="text">
      <style:text-properties officeooo:rsid="00577bd3"/>
    </style:style>
    <style:style style:name="T67" style:family="text">
      <style:text-properties officeooo:rsid="0058dbcf"/>
    </style:style>
    <style:style style:name="T68" style:family="text">
      <style:text-properties officeooo:rsid="0058faa8"/>
    </style:style>
    <style:style style:name="T69" style:family="text">
      <style:text-properties officeooo:rsid="005bfe35"/>
    </style:style>
    <style:style style:name="T70" style:family="text">
      <style:text-properties officeooo:rsid="005ff3d3"/>
    </style:style>
    <style:style style:name="T71" style:family="text">
      <style:text-properties officeooo:rsid="00631798"/>
    </style:style>
    <style:style style:name="T72" style:family="text">
      <style:text-properties officeooo:rsid="0065dd5a" loext:padding="0in" loext:border="none"/>
    </style:style>
    <style:style style:name="T73" style:family="text">
      <style:text-properties officeooo:rsid="0066d68f" loext:padding="0in" loext:border="none"/>
    </style:style>
    <style:style style:name="T74" style:family="text">
      <style:text-properties officeooo:rsid="006a6076"/>
    </style:style>
    <style:style style:name="T75" style:family="text">
      <style:text-properties officeooo:rsid="006b894a" loext:padding="0in" loext:border="none"/>
    </style:style>
    <style:style style:name="T76" style:family="text">
      <style:text-properties officeooo:rsid="006cc298"/>
    </style:style>
    <style:style style:name="T77" style:family="text">
      <style:text-properties officeooo:rsid="006cc298" loext:padding="0in" loext:border="none"/>
    </style:style>
    <style:style style:name="T78" style:family="text">
      <style:text-properties officeooo:rsid="006dc123" loext:padding="0in" loext:border="none"/>
    </style:style>
    <style:style style:name="T79" style:family="text">
      <style:text-properties officeooo:rsid="00700725"/>
    </style:style>
    <style:style style:name="T80" style:family="text">
      <style:text-properties officeooo:rsid="007295eb" loext:padding="0in" loext:border="none"/>
    </style:style>
    <style:style style:name="T81" style:family="text">
      <style:text-properties officeooo:rsid="0073e9d2" loext:padding="0in" loext:border="none"/>
    </style:style>
    <style:style style:name="T82" style:family="text">
      <style:text-properties officeooo:rsid="00748bc3"/>
    </style:style>
    <style:style style:name="T83" style:family="text">
      <style:text-properties officeooo:rsid="0074ef0b"/>
    </style:style>
    <style:style style:name="T84" style:family="text">
      <style:text-properties officeooo:rsid="0074ef0b" loext:padding="0in" loext:border="none"/>
    </style:style>
    <style:style style:name="T85" style:family="text">
      <style:text-properties officeooo:rsid="00789e7e"/>
    </style:style>
    <style:style style:name="T86" style:family="text">
      <style:text-properties officeooo:rsid="0079877d"/>
    </style:style>
    <style:style style:name="T87" style:family="text">
      <style:text-properties text:display="none"/>
    </style:style>
    <style:style style:name="T88" style:family="text">
      <style:text-properties officeooo:rsid="007b3a38"/>
    </style:style>
    <style:style style:name="T89" style:family="text">
      <style:text-properties officeooo:rsid="007d627e" loext:padding="0in" loext:border="none"/>
    </style:style>
    <style:style style:name="T90" style:family="text">
      <style:text-properties officeooo:rsid="007d9091"/>
    </style:style>
    <style:style style:name="T91" style:family="text">
      <style:text-properties officeooo:rsid="007d9091" loext:padding="0in" loext:border="none"/>
    </style:style>
    <style:style style:name="T92" style:family="text">
      <style:text-properties officeooo:rsid="007f8dcd"/>
    </style:style>
    <style:style style:name="T93" style:family="text">
      <style:text-properties officeooo:rsid="0080dbd5"/>
    </style:style>
    <style:style style:name="T94" style:family="text">
      <style:text-properties officeooo:rsid="00811368" loext:padding="0in" loext:border="none"/>
    </style:style>
    <style:style style:name="T95" style:family="text">
      <style:text-properties officeooo:rsid="008133e6" loext:padding="0in" loext:border="none"/>
    </style:style>
    <style:style style:name="T96" style:family="text">
      <style:text-properties officeooo:rsid="0082b045" loext:padding="0in" loext:border="none"/>
    </style:style>
    <style:style style:name="T97" style:family="text">
      <style:text-properties officeooo:rsid="0083af32"/>
    </style:style>
    <style:style style:name="T98" style:family="text">
      <style:text-properties officeooo:rsid="0084176e"/>
    </style:style>
    <style:style style:name="T99" style:family="text">
      <style:text-properties officeooo:rsid="0084980d"/>
    </style:style>
    <style:style style:name="T100" style:family="text">
      <style:text-properties officeooo:rsid="0085d362"/>
    </style:style>
    <style:style style:name="T101" style:family="text">
      <style:text-properties officeooo:rsid="00874086"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4 Basic use </text:p>
      <text:h text:style-name="P159" text:outline-level="2"><text:bookmark text:name="toc-Subsection-4.1"/>4.1 Internet </text:h>
      <text:h text:style-name="P148" text:outline-level="3"><text:bookmark text:name="toc-Subsubsection-4.1.1"/>4.1.1 Web browser </text:h>
      <text:list xml:id="list554369147" text:style-name="L1">
        <text:list-item>
          <text:p text:style-name="P52">MX Linux comes with the popular browser <text:span text:style-name="T2">Firefox</text:span> installed, which has a terrific set of add-ons to augment the user’s experience.</text:p>
          <text:p text:style-name="P100"><text:a xlink:type="simple" xlink:href="https://www.mozilla.org/" text:style-name="Internet_20_link" text:visited-style-name="Visited_20_Internet_20_Link"><text:span text:style-name="T1">Firefox home page</text:span></text:a><text:span text:style-name="T1"> </text:span></text:p>
          <text:p text:style-name="P100"><text:a xlink:type="simple" xlink:href="https://addons.mozilla.org/en-US/firefox/" text:style-name="Internet_20_link" text:visited-style-name="Visited_20_Internet_20_Link"><text:span text:style-name="T1">Firefox add-ons</text:span></text:a><text:span text:style-name="T1"> </text:span></text:p>
        </text:list-item>
        <text:list-item>
          <text:p text:style-name="P52">Upgrades of Firefox come through the MX Linux repos, and are usually available to users within 24 hours of release. </text:p>
        </text:list-item>
        <text:list-item>
          <text:p text:style-name="P82">Localization files for Firefox can be installed easily with <text:s/>MX Package Installer.</text:p>
        </text:list-item>
        <text:list-item>
          <text:p text:style-name="P52">Firefox has a sync service that facilitates transferring bookmarks, cookies, etc. from an existing Firefox installation. </text:p>
        </text:list-item>
        <text:list-item>
          <text:p text:style-name="P52">Other browsers are available for easy download and installation via the MX Package Installer. </text:p>
        </text:list-item>
      </text:list>
      <text:h text:style-name="P148" text:outline-level="3" text:is-list-header="true"><text:bookmark text:name="toc-Subsubsection-4.1.2"/>4.1.2 Email </text:h>
      <text:list xml:id="list1570986496" text:style-name="L2">
        <text:list-item>
          <text:p text:style-name="P84"><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p>
        </text:list-item>
        <text:list-item>
          <text:p text:style-name="P83"><text:span text:style-name="T1">Localization files for </text:span>Thunderbird<text:span text:style-name="T1"> can be installed easily with MX Package Installer.</text:span></text:p>
        </text:list-item>
        <text:list-item>
          <text:p text:style-name="P53">Other lightweight email clients are available from the MX Package Installer. </text:p>
        </text:list-item>
      </text:list>
      <text:h text:style-name="P148" text:outline-level="3" text:is-list-header="true"><text:bookmark text:name="toc-Subsubsection-4.1.3"/>4.1.3 Chat </text:h>
      <text:list xml:id="list224347645" text:style-name="L3">
        <text:list-item>
          <text:p text:style-name="P54">HexChat. This IRC chat program is installed by default in MX Linux, and makes the exchange of text messages easy for the user.</text:p>
          <text:p text:style-name="P101"><text:a xlink:type="simple" xlink:href="https://hexchat.github.io/" text:style-name="Internet_20_link" text:visited-style-name="Visited_20_Internet_20_Link"><text:span text:style-name="T1">HexChat home page</text:span></text:a><text:span text:style-name="T1"> </text:span></text:p>
        </text:list-item>
        <text:list-item>
          <text:p text:style-name="P54"><text:soft-page-break/>Pidgin. This graphical, modular instant messaging client is capable of using multiple networks at once. MX Package Installer.</text:p>
          <text:p text:style-name="P101"><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Video Chat </text:h>
      <text:list xml:id="list1113066871" text:style-name="L4">
        <text:list-item>
          <text:p text:style-name="P85"><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5"><text:span text:style-name="T1"><text:tab/></text:span><text:a xlink:type="simple" xlink:href="https://www.skype.com/en/" text:style-name="Internet_20_link" text:visited-style-name="Visited_20_Internet_20_Link"><text:span text:style-name="T1">Skype home page</text:span></text:a><text:span text:style-name="T1"> </text:span></text:p>
      <text:list xml:id="list2624605688" text:style-name="L5">
        <text:list-item>
          <text:p text:style-name="P55">Troubleshooting </text:p>
          <text:list>
            <text:list-item>
              <text:p text:style-name="P55">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list>
                <text:list-header>
                  <text:p text:style-name="P164">modprobe -r uvcvideo</text:p>
                </text:list-header>
              </text:list>
            </text:list-item>
          </text:list>
        </text:list-item>
      </text:list>
      <text:p text:style-name="P43"><text:tab/><text:tab/> <text:s text:c="2"/><text:span text:style-name="T22">modprobe uvcvideo </text:span></text:p>
      <text:list xml:id="list112935293356867" text:continue-numbering="true" text:style-name="L5">
        <text:list-item>
          <text:list>
            <text:list-item>
              <text:p text:style-name="P55">If your voice is not being picked up <text:span text:style-name="T39">even after you use the app’s own tools</text:span>, try this:</text:p>
              <text:list>
                <text:list-item>
                  <text:p text:style-name="P55">Sign into Skype, click on Options in the left pane and go to the Sound Devices tab. </text:p>
                </text:list-item>
                <text:list-item>
                  <text:p text:style-name="P55">Click on the button to start a test call. While the call is going on, open PulseAudio Volume Control and go to the Recording tab. </text:p>
                </text:list-item>
                <text:list-item>
                  <text:p text:style-name="P55">Still while the test call is going on - change the Skype input to the Webcam microphone. </text:p>
                </text:list-item>
              </text:list>
            </text:list-item>
          </text:list>
        </text:list-item>
        <text:list-item>
          <text:p text:style-name="P86"><text:span text:style-name="T80">G</text:span><text:span text:style-name="T81">mail has a talk function built in</text:span><text:span text:style-name="T80">, see Section 4.10.6</text:span><text:span text:style-name="T1"> </text:span></text:p>
        </text:list-item>
      </text:list>
      <text:h text:style-name="P159" text:outline-level="2"><text:bookmark text:name="toc-Subsection-4.2"/>4.2 Multimedia </text:h>
      <text:p text:style-name="P13">Listed here are some of the many multimedia applications available in MX Linux. Advanced professional applications also exist, and can be found through targeted searches in Synaptic. </text:p>
      <text:h text:style-name="P149" text:outline-level="3"><text:bookmark text:name="toc-Subsubsection-4.2.1"/><text:soft-page-break/>4.2.1 Music </text:h>
      <text:p text:style-name="P13"><draw:frame draw:style-name="fr3"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12">Figure 4-1: Playing a CD track with Clementine</text:span> </text:p>
      <text:list xml:id="list965436315" text:style-name="L6">
        <text:list-item>
          <text:p text:style-name="P56">Players</text:p>
          <text:list>
            <text:list-item>
              <text:p text:style-name="P56">Clementine. A modern music player and library organizer that can play every source from a CD to a Cloud Service. Installed by default. </text:p>
              <text:p text:style-name="P102"><text:a xlink:type="simple" xlink:href="https://www.clementine-player.org/" text:style-name="Internet_20_link" text:visited-style-name="Visited_20_Internet_20_Link"><text:span text:style-name="T1">Clementine home page</text:span></text:a><text:span text:style-name="T1"> </text:span></text:p>
            </text:list-item>
            <text:list-item>
              <text:p text:style-name="P56">Audacious. A full-featured music player and manager. MX Package Installer.</text:p>
              <text:p text:style-name="P102"><text:a xlink:type="simple" xlink:href="http://audacious-media-player.org/" text:style-name="Internet_20_link" text:visited-style-name="Visited_20_Internet_20_Link"><text:span text:style-name="T1">Audacious home page</text:span></text:a><text:span text:style-name="T1"> </text:span></text:p>
            </text:list-item>
            <text:list-item>
              <text:p text:style-name="P56">DeaDBeeF. A lightweight player with a small memory footprint, robust set of basic features, and a focus on music playback. MX Package Installer.</text:p>
              <text:p text:style-name="P102"><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56">Rippers and editors</text:p>
          <text:list>
            <text:list-item>
              <text:p text:style-name="P56">Asunder. A graphical Audio CD ripper and encoder that can be used to save tracks from Audio CDs. Installed by default.</text:p>
              <text:p text:style-name="P102"><text:a xlink:type="simple" xlink:href="http://littlesvr.ca/asunder/" text:style-name="Internet_20_link" text:visited-style-name="Visited_20_Internet_20_Link"><text:span text:style-name="T1">Asunder home page</text:span></text:a><text:span text:style-name="T1"> </text:span></text:p>
            </text:list-item>
            <text:list-item>
              <text:p text:style-name="P56">EasyTAG. A simple application for viewing and editing tags in audio files.</text:p>
              <text:p text:style-name="P102"><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149" text:outline-level="3" text:is-list-header="true"><text:bookmark text:name="toc-Subsubsection-4.2.2"/><text:soft-page-break/>4.2.2 Video </text:h>
      <text:p text:style-name="P1"><text:span text:style-name="T1"><draw:frame draw:style-name="fr4" draw:name="Image96"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netflix-32-bit-linux" text:style-name="Internet_20_link" text:visited-style-name="Visited_20_Internet_20_Link"><text:span text:style-name="T1">Netflix on 32 bit Linux </text:span></text:a></text:p>
      <text:p text:style-name="P1"><text:span text:style-name="T1"><draw:frame draw:style-name="fr4" draw:name="Image97"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update-netflix-32-bit-linux" text:style-name="Internet_20_link" text:visited-style-name="Visited_20_Internet_20_Link"><text:span text:style-name="T1">UPDATE: Netflix on 32 bit Linux </text:span></text:a></text:p>
      <text:list xml:id="list156935416" text:style-name="L7">
        <text:list-item>
          <text:p text:style-name="P57">Players</text:p>
          <text:list>
            <text:list-item>
              <text:p text:style-name="P57">VLC. Plays a large range of video and audio formats, DVDs, VCDs, podcasts, and multimedia streams from various network sources. Installed by default. </text:p>
              <text:p text:style-name="P103"><text:a xlink:type="simple" xlink:href="http://www.videolan.org/vlc/" text:style-name="Internet_20_link" text:visited-style-name="Visited_20_Internet_20_Link"><text:span text:style-name="T1">VLC home page</text:span></text:a><text:span text:style-name="T1"> </text:span></text:p>
            </text:list-item>
            <text:list-item>
              <text:p text:style-name="P57"><text:span text:style-name="T40">A </text:span>YouTube Browser for SM Player is installed by default.</text:p>
              <text:p text:style-name="P103"><text:a xlink:type="simple" xlink:href="http://smplayer.sourceforge.net/" text:style-name="Internet_20_link" text:visited-style-name="Visited_20_Internet_20_Link"><text:span text:style-name="T1">SMplayer home page</text:span></text:a><text:span text:style-name="T1"> </text:span></text:p>
            </text:list-item>
            <text:list-item>
              <text:p text:style-name="P57">Netflix. Desktop capability of streaming Netflix movies <text:span text:style-name="T82">was made available for Firefox in early 2017. It had earlier only been available through Google Chrome. </text:span></text:p>
              <text:p text:style-name="P103"><text:a xlink:type="simple" xlink:href="https://www.netflix.com/us/" text:style-name="Internet_20_link" text:visited-style-name="Visited_20_Internet_20_Link"><text:span text:style-name="T1">Netflix home page</text:span></text:a><text:span text:style-name="T1"> </text:span></text:p>
            </text:list-item>
          </text:list>
          <text:p text:style-name="P87"><draw:frame draw:style-name="fr5" draw:name="Image98" text:anchor-type="as-char" svg:width="3.9571in" svg:height="3.1701in" draw:z-index="3"><draw:image xlink:href="../grafix/netflix.jpg" xlink:type="simple" xlink:show="embed" xlink:actuate="onLoad" loext:mime-type="image/jpeg"/><svg:title>figure grafix/netflix.jpg</svg:title></draw:frame><text:span text:style-name="T1"><text:s/></text:span></text:p>
        </text:list-item>
      </text:list>
      <text:p text:style-name="P20"><text:span text:style-name="T17">F</text:span><text:span text:style-name="T12">igure 4-2: Running desktop Netflix in Google Chrome</text:span> </text:p>
      <text:list xml:id="list112935727549924" text:continue-numbering="true" text:style-name="L7">
        <text:list-item>
          <text:p text:style-name="P57"><text:soft-page-break/>Rippers and editors</text:p>
          <text:list>
            <text:list-item>
              <text:p text:style-name="P58">HandBrake. A video ripper that is easy to use, fast and simple. <text:s/>MX Package Installer.</text:p>
              <text:p text:style-name="P103"><text:a xlink:type="simple" xlink:href="https://handbrake.fr/" text:style-name="Internet_20_link" text:visited-style-name="Visited_20_Internet_20_Link"><text:span text:style-name="T1">HandBrake home page</text:span></text:a><text:span text:style-name="T1"> </text:span></text:p>
            </text:list-item>
            <text:list-item>
              <text:p text:style-name="P57">DeVeDe. This utility automatically converts material to formats compatible with audio CD and video DVD standards. </text:p>
              <text:p text:style-name="P103"><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57">DVDStyler. Another good authoring utility. MX Package Installer.</text:p>
              <text:p text:style-name="P103"><text:a xlink:type="simple" xlink:href="http://www.dvdstyler.org/en/" text:style-name="Internet_20_link" text:visited-style-name="Visited_20_Internet_20_Link"><text:span text:style-name="T1">DVDStyler home page</text:span></text:a><text:span text:style-name="T1"> </text:span></text:p>
            </text:list-item>
            <text:list-item>
              <text:p text:style-name="P57">OpenShot. A simple-to-use and feature-rich video editor. MX Package Installer.</text:p>
              <text:p text:style-name="P103"><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153" text:outline-level="3" text:is-list-header="true"><text:bookmark text:name="toc-Subsubsection-4.2.3"/>4.2.3 Photos </text:h>
      <text:p text:style-name="P3"><draw:frame draw:style-name="fr4" draw:name="Image99" text:anchor-type="as-char" svg:width="5.1118in" svg:height="3.7437in" draw:z-index="4"><draw:image xlink:href="Pictures/100002010000036C0000025711BA1270A574DA9B.png" xlink:type="simple" xlink:show="embed" xlink:actuate="onLoad" loext:mime-type="image/png"/><svg:title>figure grafix/mirage.jpg</svg:title></draw:frame><text:s/></text:p>
      <text:p text:style-name="Caption"><text:span text:style-name="T12">Figure 4-3: Using the crop tool in </text:span><text:span text:style-name="T14">Nomacs</text:span> </text:p>
      <text:list xml:id="list1265597615" text:style-name="L8">
        <text:list-item>
          <text:p text:style-name="P59"><text:span text:style-name="T41">Nomacs</text:span>. <text:span text:style-name="T31">A fast and powerful image viewer installed by default with MX-17.</text:span></text:p>
        </text:list-item>
      </text:list>
      <text:p text:style-name="P16"><text:soft-page-break/><text:span text:style-name="T1"><text:tab/></text:span><text:a xlink:type="simple" xlink:href="https://nomacs.org/" text:style-name="Internet_20_link" text:visited-style-name="Visited_20_Internet_20_Link"><text:span text:style-name="T42">Nomacs home page</text:span></text:a></text:p>
      <text:list xml:id="list112935964581940" text:continue-numbering="true" text:style-name="L8">
        <text:list-item>
          <text:p text:style-name="P59"><text:span text:style-name="T31">Mirage.</text:span> <text:span text:style-name="T31">T</text:span>his speedy application is easy to use and allows you to view and edit digital photos. <text:span text:style-name="T41">MX Package Installer.</text:span></text:p>
          <text:p text:style-name="P104"><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60">Fotoxx. This fast application allows easy photo editing and collection management <text:span text:style-name="T60">while serving the needs of serious photographers</text:span>. </text:p>
          <text:p text:style-name="P104"><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88"><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104"><text:a xlink:type="simple" xlink:href="http://www.gimp.org/" text:style-name="Internet_20_link" text:visited-style-name="Visited_20_Internet_20_Link"><text:span text:style-name="T1">GIMP home page</text:span></text:a><text:span text:style-name="T1"> </text:span></text:p>
        </text:list-item>
      </text:list>
      <text:h text:style-name="P153" text:outline-level="3" text:is-list-header="true"><text:bookmark text:name="toc-Subsubsection-4.2.4"/>4.2.4 Screencasting </text:h>
      <text:p text:style-name="P3"><draw:frame draw:style-name="fr4" draw:name="Image100" text:anchor-type="as-char" svg:width="2.8382in" svg:height="3.3839in" draw:z-index="5"><draw:image xlink:href="../grafix/simplescreenrecorder.png" xlink:type="simple" xlink:show="embed" xlink:actuate="onLoad" loext:mime-type="image/png"/><svg:title>figure grafix/simplescreenrecorder.png</svg:title></draw:frame><text:s/></text:p>
      <text:p text:style-name="Caption"><text:span text:style-name="T12">Figure 4-4: Main screen of SimpleScreenRecorder</text:span> </text:p>
      <text:list xml:id="list4179469368" text:style-name="L9">
        <text:list-item>
          <text:p text:style-name="P61">Simple<text:span text:style-name="T83"> </text:span>ScreenRecorder. A simple but powerful program to record programs and games. MX Package Installer.</text:p>
          <text:p text:style-name="P105"><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61"><text:soft-page-break/>RecordMyDesktop. Captures audio-video data of a linux desktop session. MX Package Installer.</text:p>
          <text:p text:style-name="P105"><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148" text:outline-level="3" text:is-list-header="true"><text:bookmark text:name="toc-Subsubsection-4.2.5"/>4.2.5 Illustrations </text:h>
      <text:list xml:id="list2858897876" text:style-name="L10">
        <text:list-item>
          <text:p text:style-name="P62">mtPaint. An easily learned application for creating pixel art and manipulating digital photos.</text:p>
          <text:p text:style-name="P62"><text:a xlink:type="simple" xlink:href="http://mtpaint.sourceforge.net/" text:style-name="Internet_20_link" text:visited-style-name="Visited_20_Internet_20_Link"><text:span text:style-name="T41">mtPaint home page</text:span></text:a> </text:p>
        </text:list-item>
        <text:list-item>
          <text:p text:style-name="P63">LibreOffice Draw. Diagrams, drawings and pictures can be created and modified with this application.</text:p>
          <text:p text:style-name="P106"><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63">Inkscape. This illustration editor has everything needed to create professional-quality computer art. MX Package Installer.</text:p>
          <text:p text:style-name="P106"><text:a xlink:type="simple" xlink:href="https://inkscape.org/en/" text:style-name="Internet_20_link" text:visited-style-name="Visited_20_Internet_20_Link"><text:span text:style-name="T1">Inkscape home page</text:span></text:a><text:span text:style-name="T1"> </text:span></text:p>
        </text:list-item>
      </text:list>
      <text:h text:style-name="P160" text:outline-level="2" text:is-list-header="true"><text:bookmark text:name="toc-Subsection-4.3"/>4.3 Office </text:h>
      <text:h text:style-name="P150" text:outline-level="3"><text:bookmark text:name="toc-Subsubsection-4.3.1"/>4.3.1 Office suite </text:h>
      <text:p text:style-name="P23">MX Linux comes with a great free office suite called LibreOffice, which is the Linux equivalent and near drop-in replacement for Microsoft Office<text:span text:style-name="T30">®</text:span>. The suite is available under <text:span text:style-name="T2">Start Menu &gt; Office &gt; LibreOffice</text:span>. LibreOffice supports the .docx, .xlsx and .pptx file formats of Microsoft Office 2007 and above. </text:p>
      <text:p text:style-name="P2"><text:soft-page-break/><draw:frame draw:style-name="fr4" draw:name="Image101" text:anchor-type="as-char" svg:width="4.8339in" svg:height="2.9098in" draw:z-index="6"><draw:image xlink:href="Pictures/10000201000003AB00000290280F3E36E901EE50.png" xlink:type="simple" xlink:show="embed" xlink:actuate="onLoad" loext:mime-type="image/png"/><svg:title>figure grafix/LO.png</svg:title></draw:frame><text:s/></text:p>
      <text:p text:style-name="Caption"><text:span text:style-name="T12">Figure 4-5: Main dashboard in LibreOffic</text:span><text:span text:style-name="T18">e 6</text:span></text:p>
      <text:list xml:id="list3633053357" text:style-name="L11">
        <text:list-item>
          <text:p text:style-name="P64"><text:span text:style-name="T70">The latest version available to us in the repos (we use Debian Backports for this) is i</text:span>nstalled by default.</text:p>
          <text:list>
            <text:list-item>
              <text:p text:style-name="P64">Word Processor: LibreOffice Writer. An advanced word processor compatible with .doc and .docx files. </text:p>
            </text:list-item>
            <text:list-item>
              <text:p text:style-name="P64">Spreadsheet: LibreOffice Calc. An advanced spreadsheet compatible with .xls and .xlsx files. </text:p>
            </text:list-item>
            <text:list-item>
              <text:p text:style-name="P64">Presentation: LibreOffice Impress. <text:span text:style-name="T67">P</text:span>resentations, compatible with .ppt and .pptx files. </text:p>
            </text:list-item>
            <text:list-item>
              <text:p text:style-name="P64">Draw: LibreOffice Draw. Used to create graphics and diagrams. </text:p>
            </text:list-item>
            <text:list-item>
              <text:p text:style-name="P64">Math: LibreOffice Math. Used for for mathematical equations. </text:p>
            </text:list-item>
            <text:list-item>
              <text:p text:style-name="P64">Base: LibreOffice Base. Used to create and manipulate databases. If using this application to create or use databases in the native LibreOffice format, you must also install <text:span text:style-name="T2">libreoffice-sdbc-hsqldb </text:span><text:span text:style-name="T33">and</text:span><text:span text:style-name="T4"> libreoffice-base-drivers </text:span>matched to version. </text:p>
            </text:list-item>
          </text:list>
        </text:list-item>
        <text:list-item>
          <text:p text:style-name="P89">Users can get the most recent versions by downloading directly from the LibreOffice </text:p>
        </text:list-item>
      </text:list>
      <text:p text:style-name="P18">LINKS</text:p>
      <text:list xml:id="list2027067761" text:style-name="L12">
        <text:list-item>
          <text:p text:style-name="P107"><text:a xlink:type="simple" xlink:href="https://www.libreoffice.org/" text:style-name="Internet_20_link" text:visited-style-name="Visited_20_Internet_20_Link"><text:span text:style-name="T84">L</text:span></text:a><text:a xlink:type="simple" xlink:href="https://www.libreoffice.org/" text:style-name="Internet_20_link" text:visited-style-name="Visited_20_Internet_20_Link"><text:span text:style-name="T1">ibreOffice home page</text:span></text:a><text:span text:style-name="T1">.</text:span></text:p>
        </text:list-item>
        <text:list-item>
          <text:p text:style-name="P108"><text:a xlink:type="simple" xlink:href="https://mxlinux.org/wiki/applications/libreoffice" text:style-name="Internet_20_link" text:visited-style-name="Visited_20_Internet_20_Link"><text:span text:style-name="T84">MX/antiX Wiki</text:span></text:a><text:span text:style-name="T84">.</text:span></text:p>
        </text:list-item>
      </text:list>
      <text:h text:style-name="P148" text:outline-level="3" text:is-list-header="true"><text:bookmark text:name="toc-Subsubsection-4.3.2"/><text:soft-page-break/>4.3.2 Office finances </text:h>
      <text:list xml:id="list3205931572" text:style-name="L13">
        <text:list-item>
          <text:p text:style-name="P90"><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90"><text:a xlink:type="simple" xlink:href="http://gnucash.org/" text:style-name="Internet_20_link" text:visited-style-name="Visited_20_Internet_20_Link"><text:span text:style-name="T1">GnuCash home page</text:span></text:a><text:span text:style-name="T1"> </text:span></text:p>
        </text:list-item>
      </text:list>
      <text:p text:style-name="P13"><draw:frame draw:style-name="fr5" draw:name="Image102" text:anchor-type="as-char" svg:width="4.711in" svg:height="3.1783in" draw:z-index="7"><draw:image xlink:href="../grafix/gnuCashNewAccount.png" xlink:type="simple" xlink:show="embed" xlink:actuate="onLoad" loext:mime-type="image/png"/><svg:title>figure grafix/gnuCashNewAccount.png</svg:title></draw:frame><text:s/></text:p>
      <text:p text:style-name="Caption"><text:span text:style-name="T12">Figure 4-6: New account in GnuCash</text:span> </text:p>
      <text:h text:style-name="P152" text:outline-level="3"><text:bookmark text:name="toc-Subsubsection-4.3.3"/>4.3.3 PDF </text:h>
      <text:list xml:id="list3228838805" text:style-name="L14">
        <text:list-item>
          <text:p text:style-name="P109">QPDFview. A fast and lightweight viewer that includes a number of basic tools. Installed by default.</text:p>
          <text:p text:style-name="P109"><text:a xlink:type="simple" xlink:href="https://launchpad.net/qpdfview" text:style-name="Internet_20_link" text:visited-style-name="Visited_20_Internet_20_Link">QpdfView home page </text:a></text:p>
        </text:list-item>
        <text:list-item>
          <text:p text:style-name="P109">Adobe Reader for Linux offers greater functionality (such as commenting or form filling). MX Package Installer (under Office).</text:p>
          <text:p text:style-name="P109"><text:a xlink:type="simple" xlink:href="http://www.adobe.com/products/reader.html" text:style-name="Internet_20_link" text:visited-style-name="Visited_20_Internet_20_Link">Adobe Reader home page </text:a></text:p>
        </text:list-item>
        <text:list-item>
          <text:p text:style-name="P109">PDFShuffler makes simple the reordering, deleting and adding of PDF pages. Installed by default.</text:p>
          <text:p text:style-name="P109"><text:a xlink:type="simple" xlink:href="http://pdfshuffler.sourceforge.net/" text:style-name="Internet_20_link" text:visited-style-name="Visited_20_Internet_20_Link">PDFShuffler home page </text:a></text:p>
        </text:list-item>
        <text:list-item>
          <text:p text:style-name="P109"><text:soft-page-break/>gscan2pdf is a handy method of scanning documents to PDF in addition to serving general scanning needs. Installed by default (see <text:a xlink:type="simple" xlink:href="https://mxlinux.org/wiki/applications/gscan2pdf" text:style-name="Internet_20_link" text:visited-style-name="Visited_20_Internet_20_Link">MX/antix Wiki</text:a>). </text:p>
          <text:p text:style-name="P109"><text:a xlink:type="simple" xlink:href="http://gscan2pdf.sourceforge.net/" text:style-name="Internet_20_link" text:visited-style-name="Visited_20_Internet_20_Link">gscan2pdf home page</text:a> <text:s/></text:p>
        </text:list-item>
        <text:list-item>
          <text:p text:style-name="P119">SimpleScan is minimal scan software that works very well for everyday tasks. Installed by default on MX-17.1.</text:p>
        </text:list-item>
      </text:list>
      <text:p text:style-name="P8"><text:span text:style-name="T48"><text:tab/></text:span><text:a xlink:type="simple" xlink:href="https://gitlab.gnome.org/GNOME/simple-scan" text:style-name="Internet_20_link" text:visited-style-name="Visited_20_Internet_20_Link"><text:span text:style-name="T48">SimpleScan home page</text:span></text:a></text:p>
      <text:list xml:id="list112935844053835" text:continue-numbering="true" text:style-name="L14">
        <text:list-item>
          <text:p text:style-name="P109">For other functions (e.g., creating a PDF form), see <text:a xlink:type="simple" xlink:href="https://mxlinux.org/wiki/applications/pdf" text:style-name="Internet_20_link" text:visited-style-name="Visited_20_Internet_20_Link">MX/antiX Wiki</text:a>. </text:p>
        </text:list-item>
      </text:list>
      <text:h text:style-name="P152" text:outline-level="3" text:is-list-header="true"><text:bookmark text:name="toc-Subsubsection-4.3.4"/>4.3.4 Desktop publication </text:h>
      <text:list xml:id="list4284640387" text:style-name="L15">
        <text:list-item>
          <text:p text:style-name="P110">Scribus. Professional page layout that produces press-ready output. Available via MX Package Installer.</text:p>
          <text:p text:style-name="P110"><text:a xlink:type="simple" xlink:href="https://www.scribus.net/" text:style-name="Internet_20_link" text:visited-style-name="Visited_20_Internet_20_Link">Scribus home page</text:a> </text:p>
        </text:list-item>
      </text:list>
      <text:h text:style-name="P154" text:outline-level="3" text:is-list-header="true"><text:span text:style-name="T1">4.3.5 </text:span><text:span text:style-name="T43">Project time tracker</text:span><text:span text:style-name="T1"> </text:span></text:h>
      <text:list xml:id="list1175011035" text:style-name="L16">
        <text:list-item>
          <text:p text:style-name="P121">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7"><draw:frame draw:style-name="fr6" draw:name="Image1" text:anchor-type="as-char" svg:width="4.3465in" svg:height="2.8264in" draw:z-index="21"><draw:image xlink:href="Pictures/10000201000002CB000001D1DFC68556FBCB2134.png" xlink:type="simple" xlink:show="embed" xlink:actuate="onLoad" loext:mime-type="image/png"/></draw:frame></text:p>
      <text:p text:style-name="P11"><text:span text:style-name="T69">F</text:span>igure 4.7 Kapow set to track work on a project</text:p>
      <text:list xml:id="list288024581" text:style-name="L17">
        <text:list-item>
          <text:p text:style-name="P122"><text:a xlink:type="simple" xlink:href="https://www.linuxlinks.com/timetracking/" text:style-name="Internet_20_link" text:visited-style-name="Visited_20_Internet_20_Link">Other options</text:a></text:p>
        </text:list-item>
      </text:list>
      <text:h text:style-name="P152" text:outline-level="3"><text:bookmark text:name="toc-Subsubsection-4.3.5"/><text:soft-page-break/>4.3.6 Video meeting and remote desktop </text:h>
      <text:list xml:id="list3306104402" text:style-name="L18">
        <text:list-item>
          <text:p text:style-name="P111">TeamViewer. Cross-platform application for Remote Support and Online Meetings. Free for private use. </text:p>
          <text:p text:style-name="P111"><text:a xlink:type="simple" xlink:href="https://www.teamviewer.us/" text:style-name="Internet_20_link" text:visited-style-name="Visited_20_Internet_20_Link">TeamViewer home page </text:a></text:p>
        </text:list-item>
      </text:list>
      <text:h text:style-name="P159" text:outline-level="2" text:is-list-header="true"><text:bookmark text:name="toc-Subsection-4.4"/>4.4 Home </text:h>
      <text:h text:style-name="P148" text:outline-level="3"><text:bookmark text:name="toc-Subsubsection-4.4.1"/>4.4.1 Finances </text:h>
      <text:list xml:id="list2134871651" text:style-name="L19">
        <text:list-item>
          <text:p text:style-name="P91"><text:span text:style-name="T38">HomeBank. E</text:span><text:span text:style-name="T32">asy manage</text:span><text:span text:style-name="T37">ment of</text:span><text:span text:style-name="T32"> your personal accounting, budge</text:span><text:span text:style-name="T37">t and</text:span><text:span text:style-name="T32"> finance</text:span><text:span text:style-name="T37">.</text:span></text:p>
        </text:list-item>
      </text:list>
      <text:p text:style-name="P19"><text:span text:style-name="T32"><text:tab/></text:span><text:a xlink:type="simple" xlink:href="http://homebank.free.fr/en/" text:style-name="Internet_20_link" text:visited-style-name="Visited_20_Internet_20_Link"><text:span text:style-name="T32">HomeBank home page</text:span></text:a></text:p>
      <text:list xml:id="list112936447108210" text:continue-numbering="true" text:style-name="L19">
        <text:list-item>
          <text:p text:style-name="P65"><text:span text:style-name="T32">Grisbi</text:span> is very useful for the home. It can import QIF/QFX files, and has an intuitive interface.</text:p>
          <text:p text:style-name="P123"><text:a xlink:type="simple" xlink:href="http://www.grisbi.org/" text:style-name="Internet_20_link" text:visited-style-name="Visited_20_Internet_20_Link"><text:span text:style-name="T1">Grisbi home page</text:span></text:a><text:span text:style-name="T1"> </text:span></text:p>
        </text:list-item>
      </text:list>
      <text:h text:style-name="P148" text:outline-level="3" text:is-list-header="true"><text:bookmark text:name="toc-Subsubsection-4.4.2"/>4.4.2 Media Center </text:h>
      <text:list xml:id="list2842754388" text:style-name="L20">
        <text:list-item>
          <text:p text:style-name="P92">Plex Mediaserver. Lets you bring together all your media and view it in one place. MX Package Installer.</text:p>
        </text:list-item>
      </text:list>
      <text:p text:style-name="P17"><text:tab/><text:a xlink:type="simple" xlink:href="https://www.plex.tv/" text:style-name="Internet_20_link" text:visited-style-name="Visited_20_Internet_20_Link">Plex home page</text:a></text:p>
      <text:list xml:id="list112935523730245" text:continue-numbering="true" text:style-name="L20">
        <text:list-item>
          <text:p text:style-name="P66">Kodi Entertainment Center (formerly XBMC) allows users to play and view videos, music, podcasts, and media files from local and network storage media. <text:span text:style-name="T71">MX Package Installer.</text:span></text:p>
          <text:p text:style-name="P124"><text:a xlink:type="simple" xlink:href="http://kodi.tv/" text:style-name="Internet_20_link" text:visited-style-name="Visited_20_Internet_20_Link"><text:span text:style-name="T1">Kodi home page</text:span></text:a><text:span text:style-name="T1"> </text:span></text:p>
        </text:list-item>
      </text:list>
      <text:h text:style-name="P148" text:outline-level="3" text:is-list-header="true"><text:bookmark text:name="toc-Subsubsection-4.4.3"/>4.4.3 Organization </text:h>
      <text:list xml:id="list1467251118" text:style-name="L21">
        <text:list-item>
          <text:p text:style-name="P67">Notes. This handy Xfce plugin (<text:span text:style-name="T2">xfce4-notes-plugin</text:span>) allows you to create and organize sticky notes for your desktop.</text:p>
          <text:p text:style-name="P125"><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67">Osmo. Nice compact application that includes calendar, tasks, contacts and notes.</text:p>
          <text:p text:style-name="P125"><text:a xlink:type="simple" xlink:href="http://clayo.org/osmo/" text:style-name="Internet_20_link" text:visited-style-name="Visited_20_Internet_20_Link"><text:span text:style-name="T1">Osmo home page</text:span></text:a><text:span text:style-name="T1"> </text:span></text:p>
        </text:list-item>
      </text:list>
      <text:p text:style-name="P13"><text:soft-page-break/><draw:frame draw:style-name="fr7" draw:name="Image103" text:anchor-type="as-char" svg:width="1.9654in" svg:height="2.6193in" draw:z-index="8"><draw:image xlink:href="../grafix/Osmo.png" xlink:type="simple" xlink:show="embed" xlink:actuate="onLoad" loext:mime-type="image/png"/><svg:title>figure grafix/Osmo.png</svg:title></draw:frame><text:s/></text:p>
      <text:p text:style-name="Caption"><text:span text:style-name="T12">Figure 4-</text:span><text:span text:style-name="T15">8</text:span><text:span text:style-name="T12">: The personal information manager Osmo</text:span> </text:p>
      <text:h text:style-name="P159" text:outline-level="2"><text:bookmark text:name="toc-Subsection-4.5"/>4.5 Security </text:h>
      <text:h text:style-name="P148" text:outline-level="3"><text:bookmark text:name="toc-Subsubsection-4.5.1"/>4.5.1 Firewall </text:h>
      <text:list xml:id="list3402648285" text:style-name="L22">
        <text:list-item>
          <text:p text:style-name="P68">Gufw. A personal firewall configuration utility that makes it easier for the user to configure the firewall. Installed by default.</text:p>
          <text:p text:style-name="P126"><text:a xlink:type="simple" xlink:href="http://gufw.org/" text:style-name="Internet_20_link" text:visited-style-name="Visited_20_Internet_20_Link"><text:span text:style-name="T1">Gufw home page</text:span></text:a><text:span text:style-name="T1"> </text:span></text:p>
          <text:p text:style-name="P126"><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148" text:outline-level="3" text:is-list-header="true"><text:bookmark text:name="toc-Subsubsection-4.5.2"/>4.5.2 Antivirus </text:h>
      <text:list xml:id="list3300231042" text:style-name="L23">
        <text:list-item>
          <text:p text:style-name="P69">ClamAV. Useful to stop Linux users from unknowingly passing virus-infected emails and other documents to susceptible Windows users.</text:p>
          <text:p text:style-name="P127"><text:a xlink:type="simple" xlink:href="https://sourceforge.net/projects/clamav/" text:style-name="Internet_20_link" text:visited-style-name="Visited_20_Internet_20_Link"><text:span text:style-name="T1">ClamAV home page</text:span></text:a><text:span text:style-name="T1"> </text:span></text:p>
        </text:list-item>
      </text:list>
      <text:h text:style-name="P148" text:outline-level="3" text:is-list-header="true"><text:bookmark text:name="toc-Subsubsection-4.5.3"/>4.5.3 AntiRootkit </text:h>
      <text:list xml:id="list149682145" text:style-name="L24">
        <text:list-item>
          <text:p text:style-name="P70">chkrootkit. This application scans systems for known and unknown rootkits, backdoors, sniffers and exploits.</text:p>
          <text:p text:style-name="P128"><text:a xlink:type="simple" xlink:href="http://www.chkrootkit.org/" text:style-name="Internet_20_link" text:visited-style-name="Visited_20_Internet_20_Link"><text:span text:style-name="T1">chkrootkit home page</text:span></text:a><text:span text:style-name="T1"> </text:span></text:p>
        </text:list-item>
      </text:list>
      <text:h text:style-name="P148" text:outline-level="3" text:is-list-header="true"><text:bookmark text:name="toc-Subsubsection-4.5.4"/><text:soft-page-break/>4.5.4 Password protection </text:h>
      <text:list xml:id="list3463152550" text:style-name="L25">
        <text:list-item>
          <text:p text:style-name="P93"><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71">KeePassX. A password manager or safe that helps you to manage your passwords in a secure way. MX Package Installer.</text:p>
          <text:p text:style-name="P129"><text:a xlink:type="simple" xlink:href="http://www.keepassx.org/" text:style-name="Internet_20_link" text:visited-style-name="Visited_20_Internet_20_Link"><text:span text:style-name="T1">KeePassX home page</text:span></text:a><text:span text:style-name="T1"> </text:span></text:p>
        </text:list-item>
      </text:list>
      <text:h text:style-name="P148" text:outline-level="3" text:is-list-header="true"><text:bookmark text:name="toc-Subsubsection-4.5.5"/>4.5.5 Web access </text:h>
      <text:list xml:id="list2755507530" text:style-name="L26">
        <text:list-item>
          <text:p text:style-name="P72">Dansguardian. Provides a flexible method of filtering web access for kids according to your needs.</text:p>
          <text:p text:style-name="P73"><text:a xlink:type="simple" xlink:href="http://dansguardian.org/" text:style-name="Internet_20_link" text:visited-style-name="Visited_20_Internet_20_Link">Dansguardian home page</text:a> </text:p>
        </text:list-item>
      </text:list>
      <text:p text:style-name="P14"/>
      <text:p text:style-name="Caption"/>
      <text:p text:style-name="P41"/>
      <text:p text:style-name="P41"><draw:frame draw:style-name="fr3" draw:name="Image104" text:anchor-type="as-char" svg:width="3.9193in" svg:height="2.9398in" draw:z-index="9"><draw:image xlink:href="../grafix/dansguardian.jpg" xlink:type="simple" xlink:show="embed" xlink:actuate="onLoad" loext:mime-type="image/jpeg"/><svg:title>figure grafix/dansguardian.jpg</svg:title></draw:frame></text:p>
      <text:p text:style-name="Caption"><text:span text:style-name="T12">Figure 4-</text:span><text:span text:style-name="T16">9</text:span><text:span text:style-name="T12">: Web filter in action on Dansguardian</text:span> </text:p>
      <text:h text:style-name="P161" text:outline-level="2"><text:bookmark text:name="toc-Subsection-4.6"/>4.6 Accessibility </text:h>
      <text:p text:style-name="P3">Various open-source utilities exist for MX Linux users with disabilities.</text:p>
      <text:list xml:id="list3688782580" text:style-name="L27">
        <text:list-item>
          <text:p text:style-name="P112"><text:soft-page-break/><text:span text:style-name="T44">Xfce. </text:span>Click Start menu &gt; Settings &gt; Accessibility, and tick Enable Assistive Technologies. <text:span text:style-name="T44">Change the available options to suit your liking. New with MX-17.1 is the option to have an on-screen keyboard.</text:span></text:p>
        </text:list-item>
      </text:list>
      <text:p text:style-name="P4"><text:tab/><text:a xlink:type="simple" xlink:href="http://docs.xfce.org/xfce/xfce4-settings/accessibility" text:style-name="Internet_20_link" text:visited-style-name="Visited_20_Internet_20_Link"><text:span text:style-name="T44">Xfce4 documentation: Accessibility</text:span></text:a></text:p>
      <text:list xml:id="list112937367970617" text:continue-numbering="true" text:style-name="L27">
        <text:list-item>
          <text:p text:style-name="P120">Debian. Many other tools are available within Debian itself.</text:p>
        </text:list-item>
      </text:list>
      <text:p text:style-name="P5"><text:span text:style-name="T45"><text:tab/></text:span><text:a xlink:type="simple" xlink:href="https://wiki.debian.org/accessibility" text:style-name="Internet_20_link" text:visited-style-name="Visited_20_Internet_20_Link"><text:span text:style-name="T45">Debian Wiki</text:span></text:a></text:p>
      <text:h text:style-name="P161" text:outline-level="2"><text:bookmark text:name="toc-Subsection-4.7"/>4.7 System </text:h>
      <text:h text:style-name="P153" text:outline-level="3"><text:bookmark text:name="toc-Subsubsection-4.7.1"/>4.7.1 <text:span text:style-name="T85">R</text:span>oot privileges </text:h>
      <text:p text:style-name="P3">There are two <text:span text:style-name="T88">common </text:span>commands to obtain root (AKA administrator, superuser) privileges that you need to make system changes (e.g., installing software) using a terminal. </text:p>
      <text:list xml:id="list203558321" text:style-name="L28">
        <text:list-item>
          <text:p text:style-name="P113">su: requires the root password and grants privileges for entire terminal session </text:p>
        </text:list-item>
        <text:list-item>
          <text:p text:style-name="P113">sudo: requires your user password and grants privileges for a short time period </text:p>
        </text:list-item>
      </text:list>
      <text:p text:style-name="P3">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P162" text:outline-level="4">Perseverance</text:h>
      <text:p text:style-name="P140">MX Linux enables by default a Debian option <text:span text:style-name="T86">to retain root privileges during a given session (login to logout) with the command </text:span><text:span text:style-name="T26">gksu</text:span><text:span text:style-name="T27">, </text:span><text:span text:style-name="T86">used for many of the common applications on the menu. It is valid for many processes after the first sign-in as root. The next time during the same session that you launch an application needing root privileges, you will see a dialog box telling you that they have been granted without the need for you to enter the password again; check to not show again. It can be disabled by unchecking the box on the dialog box asking for the password before clicking OK, and will remain disabled until the user again checks the box. </text:span></text:p>
      <text:p text:style-name="P12"><text:soft-page-break/><draw:frame draw:style-name="fr1" draw:name="Frame1" text:anchor-type="as-char" svg:width="2.9689in" draw:z-index="22"><draw:text-box fo:min-height="2.2709in"><text:p text:style-name="Caption"><draw:frame draw:style-name="fr8" draw:name="Image5" text:anchor-type="as-char" svg:width="4.6866in" style:rel-width="100%" svg:height="3.5516in" style:rel-height="scale" draw:z-index="23"><draw:image xlink:href="Pictures/10000201000001C200000155FAC2F20A388B308B.png" xlink:type="simple" xlink:show="embed" xlink:actuate="onLoad" loext:mime-type="image/png"/></draw:frame><text:span text:style-name="T87"><text:line-break/></text:span></text:p></draw:text-box></draw:frame></text:p>
      <text:p text:style-name="P42"><text:span text:style-name="T12">Figure 4-</text:span><text:span text:style-name="T16">10</text:span><text:span text:style-name="T12">: </text:span><text:span text:style-name="T19">Dialog box showing the box checked to remember the root password</text:span><text:span text:style-name="T20"> for the session</text:span></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span text:style-name="T54">That is the case with </text:span><text:span text:style-name="T23">gksu</text:span><text:span text:style-name="T55">, but not with others such as </text:span><text:span text:style-name="T23">pkexec</text:span><text:span text:style-name="T55">.</text:span></text:p>
      <text:p text:style-name="P2"><text:s/><draw:frame draw:style-name="fr2" draw:name="Frame2" text:anchor-type="as-char" svg:width="2.8047in" draw:z-index="26"><draw:text-box fo:min-height="2.1693in"><text:p text:style-name="Caption"><draw:frame draw:style-name="fr8" draw:name="Image6" text:anchor-type="as-char" svg:width="6.5209in" style:rel-width="100%" svg:height="5.0626in" style:rel-height="scale" draw:z-index="27"><draw:image xlink:href="Pictures/1000020100000272000001E60753537CEADB54F3.png" xlink:type="simple" xlink:show="embed" xlink:actuate="onLoad" loext:mime-type="image/png"/></draw:frame><text:span text:style-name="T87"><text:line-break/></text:span></text:p></draw:text-box></draw:frame></text:p>
      <text:p text:style-name="Caption"><text:span text:style-name="T12">Figure 4-</text:span><text:span text:style-name="T16">1</text:span><text:span text:style-name="T19">1</text:span><text:span text:style-name="T12">: Dialog box </text:span><text:span text:style-name="T13">when the command pkexec is used</text:span><text:span text:style-name="T20"> with</text:span><text:span text:style-name="T13"> no storage of root password</text:span></text:p>
      <text:p text:style-name="P2"/>
      <text:h text:style-name="P148" text:outline-level="3"><text:bookmark text:name="toc-Subsubsection-4.7.2"/>4.7.2 Get hardware specs </text:h>
      <text:list xml:id="list879139870" text:style-name="L29">
        <text:list-item>
          <text:p text:style-name="P74">Click <text:span text:style-name="T2">Start menu &gt; System &gt; System Profiler and Benchmark</text:span> for a nice graphic display that includes the results of various tests. </text:p>
        </text:list-item>
        <text:list-item>
          <text:p text:style-name="P94"><text:span text:style-name="T72">Click Start menu &gt; MX Tools &gt; Quick System Info. (This is the same as o</text:span><text:span text:style-name="T1">pen</text:span><text:span text:style-name="T72">ing</text:span><text:span text:style-name="T1"> a terminal and enter</text:span><text:span text:style-name="T89">ing</text:span><text:span text:style-name="T1"> th</text:span><text:span text:style-name="T72">e</text:span><text:span text:style-name="T1"> command: </text:span><text:span text:style-name="T22">inxi -F</text:span><text:span text:style-name="T28">xrz</text:span><text:span text:style-name="T58">)</text:span><text:span text:style-name="T22"> </text:span></text:p>
          <text:p text:style-name="P130"><text:soft-page-break/>See Section 6.5 for the many other features of inxi. </text:p>
        </text:list-item>
      </text:list>
      <text:h text:style-name="P153"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hunar or the command line. </text:p>
      <text:list xml:id="list78826061" text:style-name="L30">
        <text:list-item>
          <text:p text:style-name="P75">Thunar </text:p>
          <text:list>
            <text:list-item>
              <text:p text:style-name="P75">Navigate to the file or folder (target of the link) that you want to point to from another location or under another name </text:p>
            </text:list-item>
            <text:list-item>
              <text:p text:style-name="P75">Right-click what you want to link &gt; Create Symlink, and a symlink is created where you currently are </text:p>
            </text:list-item>
            <text:list-item>
              <text:p text:style-name="P75">Right-click the new symlink &gt; Cut </text:p>
            </text:list-item>
            <text:list-item>
              <text:p text:style-name="P75">Navigate to where you want the link to be, right-click an open area&gt; Paste. Change if desired the link name. </text:p>
            </text:list-item>
          </text:list>
        </text:list-item>
        <text:list-item>
          <text:p text:style-name="P75">Command line: Open a terminal and type: </text:p>
          <text:list>
            <text:list-header>
              <text:p text:style-name="P167">ln -s TargetFileOrFolder LinkName </text:p>
            </text:list-header>
          </text:list>
        </text:list-item>
      </text:list>
      <text:p text:style-name="P27"/>
      <text:list xml:id="list112936890723467" text:continue-numbering="true" text:style-name="L30">
        <text:list-item>
          <text:list>
            <text:list-item>
              <text:p text:style-name="P75">For example, to symlink a file named “foo” in your Downloads folder to your Documents folder, enter this:</text:p>
              <text:p text:style-name="P133">ln -s ~/Downloads/foo ~/Documents/foo </text:p>
            </text:list-item>
          </text:list>
        </text:list-item>
      </text:list>
      <text:h text:style-name="P149" text:outline-level="3" text:is-list-header="true"><text:bookmark text:name="toc-Subsubsection-4.7.4"/><text:soft-page-break/>4.7.4 Find files and folders </text:h>
      <text:h text:style-name="P163" text:outline-level="4">GUI</text:h>
      <text:p text:style-name="P24"><draw:frame draw:style-name="fr4" draw:name="Image106" text:anchor-type="as-char" svg:width="3.9583in" svg:height="2.5728in" draw:z-index="10"><draw:image xlink:href="../grafix/FileSearch.png" xlink:type="simple" xlink:show="embed" xlink:actuate="onLoad" loext:mime-type="image/png"/><svg:title>figure grafix/FileSearch.png</svg:title></draw:frame><text:s/></text:p>
      <text:p text:style-name="P26"><text:span text:style-name="T12">Figure 4-1</text:span><text:span text:style-name="T19">2</text:span><text:span text:style-name="T12">: Search screen of Catfish</text:span><text:span text:style-name="T6"> </text:span><text:span text:style-name="T7">looking for “MX-16”</text:span></text:p>
      <text:p text:style-name="P2"><text:span text:style-name="T2">Catfish</text:span> is installed by default in MX Linux, and can be launched from the <text:span text:style-name="T2">Start menu &gt; Accessories,</text:span><text:span text:style-name="T32"> </text:span><text:span text:style-name="T34">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p text:style-name="P9"><text:span text:style-name="T1">Other </text:span><text:span text:style-name="T73">more advanced </text:span><text:span text:style-name="T1">search software is available in the repos such as </text:span><text:a xlink:type="simple" xlink:href="https://www.lesbonscomptes.com/recoll/" text:style-name="Internet_20_link" text:visited-style-name="Visited_20_Internet_20_Link"><text:span text:style-name="T1">recoll</text:span></text:a><text:span text:style-name="T1">.</text:span></text:p>
      <text:h text:style-name="Heading_20_4" text:outline-level="4"><text:bookmark text:name="toc-Paragraph-72"/>CLI </text:h>
      <text:p text:style-name="P2">There are some very handy commands for use in a terminal. </text:p>
      <text:list xml:id="list600944487" text:style-name="L31">
        <text:list-item>
          <text:p text:style-name="P76"><text:span text:style-name="T22">locate</text:span>. For each given pattern, locate searches one or more databases of file names and displays the ones that contain the pattern. For example, typing: </text:p>
          <text:list>
            <text:list-header>
              <text:p text:style-name="P165">locate firefox </text:p>
            </text:list-header>
          </text:list>
          <text:p text:style-name="P134"><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34"><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76"><text:span text:style-name="T22">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165"><text:soft-page-break/>whereis firefox </text:p>
            </text:list-header>
          </text:list>
          <text:p text:style-name="P131">will return a much shorter list something like this: </text:p>
          <text:list text:continue-numbering="true">
            <text:list-header>
              <text:p text:style-name="P169">firefox: /usr/bin/firefox /etc/firefox /usr/lib/firefox </text:p>
              <text:p text:style-name="P168">/usr/bin/X11/firefox /usr/share/firefox /usr/share/man/man1/firefox.1.gz </text:p>
            </text:list-header>
          </text:list>
          <text:p text:style-name="P134"><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76"><text:span text:style-name="T22">which</text:span>: Arguably the most convenient tool of all, <text:span text:style-name="T90">this command </text:span>attempts to identify the executable. For example, typing: </text:p>
          <text:list>
            <text:list-header>
              <text:p text:style-name="P165">which firefox </text:p>
            </text:list-header>
          </text:list>
          <text:p text:style-name="P131">returns a single item: </text:p>
          <text:list text:continue-numbering="true">
            <text:list-header>
              <text:p text:style-name="P168">/usr/bin/firefox </text:p>
            </text:list-header>
          </text:list>
          <text:p text:style-name="P134"><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148" text:outline-level="3" text:is-list-header="true"><text:bookmark text:name="toc-Subsubsection-4.7.5"/>4.7.5 Kill runaway programs </text:h>
      <text:list xml:id="list2277106182" text:style-name="L32">
        <text:list-item>
          <text:p text:style-name="P77">Desktop</text:p>
          <text:list>
            <text:list-item>
              <text:p text:style-name="P77">Press <text:span text:style-name="T2">Ctrl-Alt-Esc</text:span> to change the cursor into an “x”. Click on any open screen to kill it, right-click to cancel. Be careful not to click on the desktop or your session will end abruptly. </text:p>
            </text:list-item>
            <text:list-item>
              <text:p text:style-name="P77">Task Manager: <text:span text:style-name="T8">Start menu &gt; Favorites</text:span><text:span text:style-name="T90">, or </text:span>click <text:span text:style-name="T2">Start menu &gt; System &gt; Task Manager</text:span><text:span text:style-name="T32">. </text:span><text:span text:style-name="T35">S</text:span>elect <text:span text:style-name="T59">the </text:span>process <text:span text:style-name="T59">you want </text:span>and right-click to stop, terminate or kill. </text:p>
            </text:list-item>
            <text:list-item>
              <text:p text:style-name="P77">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77">Terminal: Press <text:span text:style-name="T2">Ctrl-C</text:span>, which will usually stop a program/command you started in a terminal session. </text:p>
        </text:list-item>
        <text:list-item>
          <text:p text:style-name="P77">If the above solutions don’t work, try these more extreme methods (listed in increasing severity). </text:p>
          <text:list>
            <text:list-item>
              <text:p text:style-name="P77">Restart X. Press <text:span text:style-name="T2">Ctrl-Alt-Bksp</text:span> to kill all session processes, leaving you back at the login screen. Any unsaved work will be lost. </text:p>
            </text:list-item>
            <text:list-item>
              <text:p text:style-name="P99"><text:span text:style-name="T1">Use magic SysRq key (REISUB). Hold down the </text:span><text:span text:style-name="T3">Alt</text:span><text:span text:style-name="T1"> key (sometimes only the left Alt key will work) along with the </text:span><text:span text:style-name="T3">SysRq</text:span><text:span text:style-name="T1"> (can be also labeled </text:span><text:span text:style-name="T3">Print Screen </text:span><text:span text:style-name="T1">or </text:span><text:soft-page-break/><text:span text:style-name="T3">PrtScrn)</text:span><text:span text:style-name="T1"> key with another hand, then slowly, without releasing Alt-SysRq, press the keys </text:span><text:span text:style-name="T3">R-E-I-S-U-B</text:span><text:span text:style-name="T1">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span><text:span text:style-name="T91">This is what happens when you go through the letters:</text:span></text:p>
            </text:list-item>
          </text:list>
        </text:list-item>
      </text:list>
      <text:list xml:id="list1745176159" text:style-name="List_20_1">
        <text:list-item>
          <text:list>
            <text:list-item>
              <text:list>
                <text:list-item>
                  <text:p text:style-name="P144"><text:span text:style-name="Strong_20_Emphasis"><text:span text:style-name="User_20_Entry"><text:span text:style-name="T1">R</text:span></text:span></text:span><text:span text:style-name="Strong_20_Emphasis"><text:span text:style-name="T1"> - switch the keyboard mode</text:span></text:span><text:span text:style-name="Strong_20_Emphasis"><text:span text:style-name="T91">. </text:span></text:span>This is said to "Switch the keyboard from raw mode, the mode used by programs such as X11 and svgalib, to XLATE mode" (from <text:a xlink:type="simple" xlink:href="https://en.wikipedia.org/wiki/Magic_SysRq_key" text:style-name="Internet_20_link" text:visited-style-name="Visited_20_Internet_20_Link">Wikipedia</text:a>), but I don't really know if this would normally have any notable effect. </text:p>
                </text:list-item>
                <text:list-item>
                  <text:p text:style-name="P144"><text:span text:style-name="Strong_20_Emphasis"><text:span text:style-name="User_20_Entry">E</text:span></text:span><text:span text:style-name="Strong_20_Emphasis"> - gracefully terminate all running programs</text:span><text:span text:style-name="Strong_20_Emphasis"><text:span text:style-name="T90">. </text:span></text:span>This sends the SIGTERM signal to all processes except <text:span text:style-name="Source_20_Text">init</text:span> and thereby asks them to gracefully terminate, giving them a chance to tidy up and free their resources, save data, etc...</text:p>
                </text:list-item>
                <text:list-item>
                  <text:p text:style-name="P144"><text:span text:style-name="Strong_20_Emphasis"><text:span text:style-name="User_20_Entry">I</text:span></text:span><text:span text:style-name="Strong_20_Emphasis"> - forcibly kill all running programs</text:span><text:span text:style-name="Strong_20_Emphasis"><text:span text:style-name="T90">. </text:span></text:span>This is similar to the <text:span text:style-name="User_20_Entry">E</text:span>, but sends the SIGKILL signal to all processes except <text:span text:style-name="Source_20_Text">init</text:span>, which kills them immediately and forcibly.<text:span text:style-name="T90"> </text:span></text:p>
                </text:list-item>
                <text:list-item>
                  <text:p text:style-name="P144"><text:span text:style-name="Strong_20_Emphasis"><text:span text:style-name="User_20_Entry">S</text:span></text:span><text:span text:style-name="Strong_20_Emphasis"> - sync all disks and flush their caches</text:span><text:span text:style-name="Strong_20_Emphasis"><text:span text:style-name="T90">. </text:span></text:span>All your disks normally have a write cache, a piece of RAM where the system caches data it wants to save on the device, to speed the access up. Syncing tells the system to flush these caches now and perform all remaining writes. That way you do not lose any data that has already been cached but not been written yet, and it protects from leaving the file system in an inconsistent state.<text:span text:style-name="T90"> </text:span></text:p>
                </text:list-item>
                <text:list-item>
                  <text:p text:style-name="P144"><text:span text:style-name="Strong_20_Emphasis"><text:span text:style-name="User_20_Entry">U</text:span></text:span><text:span text:style-name="Strong_20_Emphasis"> - unmount all disks and remount them read-only</text:span><text:span text:style-name="Strong_20_Emphasis"><text:span text:style-name="T90">. </text:span></text:span>This is again pretty unspectacular, it simply makes all mounted disks read-only to prevent any further (partial) writes.<text:span text:style-name="T90"> </text:span></text:p>
                </text:list-item>
                <text:list-item>
                  <text:p text:style-name="P144"><text:span text:style-name="Strong_20_Emphasis"><text:span text:style-name="User_20_Entry">B</text:span></text:span><text:span text:style-name="Strong_20_Emphasis"> - reboot the system</text:span><text:span text:style-name="Strong_20_Emphasis"><text:span text:style-name="T90">. </text:span></text:span>This reboots the system. However, it does not perform a clean shutdown, but instead a hard reset.</text:p>
                </text:list-item>
              </text:list>
            </text:list-item>
          </text:list>
        </text:list-item>
      </text:list>
      <text:list xml:id="list112936662270667" text:continue-list="list2277106182" text:style-name="L32">
        <text:list-item>
          <text:list>
            <text:list-header>
              <text:p text:style-name="P135"><text:a xlink:type="simple" xlink:href="https://en.wikipedia.org/wiki/Magic_SysRq_key" text:style-name="Internet_20_link" text:visited-style-name="Visited_20_Internet_20_Link"><text:span text:style-name="T1">Wikipedia: REISUB</text:span></text:a><text:span text:style-name="T1"> </text:span></text:p>
            </text:list-header>
            <text:list-item>
              <text:p text:style-name="P77">If nothing else works, hold down the power button of your computer for 10 seconds or so until it shuts down. </text:p>
            </text:list-item>
          </text:list>
        </text:list-item>
      </text:list>
      <text:p text:style-name="P13"><text:soft-page-break/><draw:frame draw:style-name="fr4" draw:name="Image107" text:anchor-type="as-char" svg:width="4.5138in" svg:height="2.6909in" draw:z-index="11"><draw:image xlink:href="../grafix/taskmanager.png" xlink:type="simple" xlink:show="embed" xlink:actuate="onLoad" loext:mime-type="image/png"/><svg:title>figure grafix/taskmanager.png</svg:title></draw:frame><text:s/></text:p>
      <text:p text:style-name="Caption"><text:span text:style-name="T12">Figure 4-1</text:span><text:span text:style-name="T19">3</text:span><text:span text:style-name="T12">: Task Manager main screen, ready to kill a process.</text:span> </text:p>
      <text:h text:style-name="P151" text:outline-level="3"><text:bookmark text:name="toc-Subsubsection-4.7.6"/>4.7.6 Track performance </text:h>
      <text:h text:style-name="Heading_20_4" text:outline-level="4"><text:bookmark text:name="toc-Paragraph-73"/>General </text:h>
      <text:list xml:id="list1880026078" text:style-name="L33">
        <text:list-item>
          <text:p text:style-name="P78">GUI</text:p>
          <text:list>
            <text:list-item>
              <text:p text:style-name="P78">Click Start menu &gt; System &gt; System Profiler and Benchmark, where you can not only see a great many specifications but also run performance tests. </text:p>
            </text:list-item>
            <text:list-item>
              <text:p text:style-name="P78">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text:span></text:p>
              <text:p text:style-name="P136"><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78">Conky. See Section 3.8.3. </text:p>
            </text:list-item>
          </text:list>
        </text:list-item>
        <text:list-item>
          <text:p text:style-name="P78">CLI</text:p>
          <text:list>
            <text:list-item>
              <text:p text:style-name="P78">lm-sensors. This hardware health monitoring package is installed by default in MX Linux. Open a terminal, become root, and enter:</text:p>
              <text:p text:style-name="P166">sensors-detect </text:p>
              <text:p text:style-name="P132">Click Return to answer yes to all questions. When it has finished, you will be able to get detailed information about the readings of the sensors that are available on your system by opening a terminal and entering: <text:span text:style-name="T11">sensors</text:span>. </text:p>
              <text:p text:style-name="P136"><text:soft-page-break/><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4">Battery level is monitored by the Power Manager plugin on the Panel. A dedicated Panel plugin<text:span text:style-name="T92"> called </text:span><text:span text:style-name="T29">Battery Monitor</text:span> is also available <text:span text:style-name="T74">by right-clicking the Panel &gt; Panel &gt; Add New Items ...</text:span> </text:p>
      <text:h text:style-name="P155" text:outline-level="3"><text:bookmark text:name="toc-Subsubsection-4.7.7"/>4.7.7 Schedule tasks </text:h>
      <text:list xml:id="list2566683872" text:style-name="L34">
        <text:list-item>
          <text:p text:style-name="P141">GUI</text:p>
          <text:list>
            <text:list-item>
              <text:p text:style-name="P141">Scheduled tasks (<text:span text:style-name="T2">gnome-schedule</text:span>). A very handy way to schedule system tasks without having to directly edit system files. <text:span text:style-name="T79">Installed by default.</text:span></text:p>
              <text:p text:style-name="P142"><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141">CLI</text:p>
          <text:list>
            <text:list-item>
              <text:p text:style-name="P141">You can manually edit <text:span text:style-name="T2">crontab</text:span>, a simple text file that holds a list of commands that are to be run at specified times. </text:p>
              <text:p text:style-name="P142"><text:a xlink:type="simple" xlink:href="http://wiki.linuxquestions.org/wiki/Crontab" text:style-name="Internet_20_link" text:visited-style-name="Visited_20_Internet_20_Link"><text:span text:style-name="T1">Crontab overview</text:span></text:a><text:span text:style-name="T1"> </text:span></text:p>
              <text:p text:style-name="P142"><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156" text:outline-level="3" text:is-list-header="true"><text:bookmark text:name="toc-Subsubsection-4.7.8"/>4.7.8 Correct time </text:h>
      <text:p text:style-name="P25"><text:span text:style-name="T93">Correct time setting is normally taken care of at Live boot or during the installation. </text:span>If your clock time is always wrong, there are 4 possible issues: </text:p>
      <text:list xml:id="list2962223843" text:style-name="L35">
        <text:list-item>
          <text:p text:style-name="P143">wrong timezone </text:p>
        </text:list-item>
        <text:list-item>
          <text:p text:style-name="P143">wrong selection of UTC versus local time </text:p>
        </text:list-item>
        <text:list-item>
          <text:p text:style-name="P143">BIOS clock set wrong </text:p>
        </text:list-item>
        <text:list-item>
          <text:p text:style-name="P143">time drift </text:p>
        </text:list-item>
      </text:list>
      <text:p text:style-name="P25">These issues are most easily addressed by using <text:span text:style-name="T61">MX </text:span>Time Settings (Start menu &gt; System); for command line techniques, see <text:a xlink:type="simple" xlink:href="https://mxlinux.org/wiki/system/time-settings" text:style-name="Internet_20_link" text:visited-style-name="Visited_20_Internet_20_Link">the MX/antiX Wiki</text:a>. </text:p>
      <text:p text:style-name="P2"><text:soft-page-break/><draw:frame draw:style-name="fr4" draw:name="Image108" text:anchor-type="as-char" svg:width="2.2835in" svg:height="2.6839in" draw:z-index="12"><draw:image xlink:href="../grafix/TimesSettings.png" xlink:type="simple" xlink:show="embed" xlink:actuate="onLoad" loext:mime-type="image/png"/><svg:title>figure grafix/TimesSettings.png</svg:title></draw:frame><text:s/></text:p>
      <text:p text:style-name="Caption"><text:span text:style-name="T12">Figure 4-1</text:span><text:span text:style-name="T19">4</text:span><text:span text:style-name="T12">: Screen of Time Settings, showing various options.</text:span> </text:p>
      <text:h text:style-name="P145" text:outline-level="3"><text:bookmark text:name="toc-Subsubsection-4.7.9"/>4.7.9 Show Key Lock </text:h>
      <text:p text:style-name="P30">On many laptops there is no indicator light for the activation of the CapsLock or NumLock keys, which can be very annoying. To solve this with an onscreen notifier, install <text:span text:style-name="T6">indicator-keylock</text:span> from the repos. </text:p>
      <text:h text:style-name="P157" text:outline-level="2"><text:bookmark text:name="toc-Subsection-4.8"/>4.8 Good practices </text:h>
      <text:h text:style-name="P145" text:outline-level="3">4.8.1 <text:s text:c="4"/>Backup</text:h>
      <text:p text:style-name="P30">The most important practice is to <text:a xlink:type="simple" xlink:href="https://wiki.archlinux.org/index.php/Backup_programs" text:style-name="Internet_20_link" text:visited-style-name="Visited_20_Internet_20_Link">back up your data and configuration files</text:a> regularly, a process that is easy in MX Linux. It is highly recommended that you back up to a different drive than the one your data is on! The average user will find one of the following graphical tools convenient. </text:p>
      <text:p text:style-name="P2"><draw:frame draw:style-name="fr4" draw:name="Image109" text:anchor-type="as-char" svg:width="2.9945in" svg:height="2.7807in" draw:z-index="13"><draw:image xlink:href="../grafix/luckybackup.png" xlink:type="simple" xlink:show="embed" xlink:actuate="onLoad" loext:mime-type="image/png"/><svg:title>figure grafix/luckybackup.png</svg:title></draw:frame><text:s/></text:p>
      <text:p text:style-name="Caption"><text:span text:style-name="T12">Figure 4-1</text:span><text:span text:style-name="T19">5</text:span><text:span text:style-name="T12">: Main screen of Lucky Backup</text:span> </text:p>
      <text:list xml:id="list1039175060" text:style-name="L36">
        <text:list-item>
          <text:p text:style-name="P79"><text:soft-page-break/>LuckyBackup. An easy program to back up and sync your files. Installed by default.</text:p>
          <text:p text:style-name="P137"><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95"><text:span text:style-name="T75">Déjà Dup. </text:span><text:span text:style-name="T77">A</text:span> simple <text:span text:style-name="T76">but very effective</text:span> backup tool.</text:p>
          <text:p text:style-name="P138"><text:a xlink:type="simple" xlink:href="https://launchpad.net/deja-dup" text:style-name="Internet_20_link" text:visited-style-name="Visited_20_Internet_20_Link"><text:span text:style-name="T77">Déjà Dup home page</text:span></text:a><text:span text:style-name="T1"> </text:span></text:p>
        </text:list-item>
        <text:list-item>
          <text:p text:style-name="P79">Cloud service. There are many cloud services that can be used for backing up or synching your data. DropBox and Google Drive are probably the best known, but many others exist. </text:p>
        </text:list-item>
        <text:list-item>
          <text:p text:style-name="P79">Cloning. Create a complete image of the hard drive.</text:p>
          <text:list>
            <text:list-item>
              <text:p text:style-name="P97"><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97"><text:span text:style-name="T94">Timeshift</text:span><text:span text:style-name="T95">.</text:span><text:span text:style-name="T94"> Full system backup/restore</text:span><text:span text:style-name="T96">; i</text:span><text:span text:style-name="T95">n the repos. </text:span><text:a xlink:type="simple" xlink:href="https://github.com/teejee2008/timeshift" text:style-name="Internet_20_link" text:visited-style-name="Visited_20_Internet_20_Link"><text:span text:style-name="T94">Timeshift home page</text:span></text:a><text:span text:style-name="T96"> includes a detailed overview and how-to.</text:span></text:p>
            </text:list-item>
            <text:list-item>
              <text:p text:style-name="P97"><text:span text:style-name="T95">S</text:span><text:span text:style-name="T94">ave the system to a live ISO (Section 6.6.3). </text:span></text:p>
            </text:list-item>
            <text:list-item>
              <text:p text:style-name="P96"><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79">CLI commands for doing backups (rsync, rdiff, cp, dd, tar, etc.).</text:p>
        </text:list-item>
      </text:list>
      <text:h text:style-name="Heading_20_4" text:outline-level="4">Data </text:h>
      <text:p text:style-name="P3">Make sure you back up your data, including documents, graphics, music, and mail. By default, most of this is stored in your /home directory; we recommend that if possible you have a separate data partition, <text:span text:style-name="T65">best in an</text:span> external data location. </text:p>
      <text:h text:style-name="Heading_20_4" text:outline-level="4">Configuration files </text:h>
      <text:p text:style-name="P3">Here is a list of items to consider for backup. </text:p>
      <text:list xml:id="list1268155823" text:style-name="L37">
        <text:list-item>
          <text:p text:style-name="P114">/home. Holds most of the personal configuration files. </text:p>
        </text:list-item>
        <text:list-item>
          <text:p text:style-name="P114">/root. Holds the changes you have made as root. </text:p>
        </text:list-item>
        <text:list-item>
          <text:p text:style-name="P114">/etc/X11/xorg.conf. X configuration file, if there is one. </text:p>
        </text:list-item>
        <text:list-item>
          <text:p text:style-name="P114">The GRUB2 files /etc/grub.d/ and /etc/default/grub. </text:p>
        </text:list-item>
      </text:list>
      <text:h text:style-name="Heading_20_4" text:outline-level="4" text:is-list-header="true"><text:soft-page-break/>List of installed program packages </text:h>
      <text:p text:style-name="P24">It’s also a good idea to save in your /home directory <text:span text:style-name="T62">or in the cloud (Dropbox, Google Drive, etc.)</text:span> a file that contains the list of programs that you have installed with Synaptic, apt-get or Gdebi. If in the future you need to reinstall, you can recover the names of the files for reinstallation. </text:p>
      <text:p text:style-name="P1"><text:span text:style-name="T1">A handy tool to list packages installed since the system was initially installed can be found by right-clicking on the </text:span><text:span text:style-name="T10">MX Updater</text:span><text:span text:style-name="T1"> icon in the Notification Area &gt; Apt History. A list of programs you installed via the apt system will appear that you can copy and paste into a document for storage and reference. </text:span></text:p>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28">su</text:p>
      <text:p text:style-name="P28">dpkg \SpecialChar nobreakdash\SpecialChar nobreakdashset-selections &lt; apps_installed.txt </text:p>
      <text:p text:style-name="P28">apt-get update </text:p>
      <text:p text:style-name="P28">apt-get dselect-upgrade </text:p>
      <text:p text:style-name="P2"><text:span text:style-name="T6">NOTE</text:span>: this should not be attempted between MX releases based on different Debian versions (e.g., from MX-14.4 to MX-15 or MX-16) </text:p>
      <text:p text:style-name="P10"><text:span text:style-name="T78">There is a tool </text:span><text:a xlink:type="simple" xlink:href="https://mxlinux.org/wiki/other/application-migration-aptik" text:style-name="Internet_20_link" text:visited-style-name="Visited_20_Internet_20_Link"><text:span text:style-name="T6">aptik</text:span></text:a><text:span text:style-name="T6"> </text:span><text:span text:style-name="T36">in the repos that can help if used with caution. It was developed for Ubuntu but will save a lot of effort in MX Linux as well, especially with respect to settings files that tend to be overlooked.</text:span></text:p>
      <text:h text:style-name="Heading_20_3" text:outline-level="3">4.8.2 <text:s/>Disk <text:span text:style-name="T62">maintenance</text:span></text:h>
      <text:p text:style-name="P34">As a system ages, it often accumulates data that is no longer being used and gradually fills up the disk. Such problems can be alleviated by periodic use of MX <text:span text:style-name="T97">Cleanup</text:span>.</text:p>
      <text:p text:style-name="P33"><text:span text:style-name="T64">Let us look at an </text:span>example. <text:span text:style-name="T64">When her m</text:span>achine <text:span text:style-name="T64">was </text:span>slowing down, <text:span text:style-name="T64">one user </text:span>check<text:span text:style-name="T64">ed</text:span> free space on the disk using <text:span text:style-name="T22">inxi -</text:span><text:span text:style-name="T24">D </text:span><text:span text:style-name="T56">and was startled to see that the disk was 96% full.</text:span> <text:span text:style-name="T97">Clicking on the Run </text:span>Disk Usage Analyzer <text:span text:style-name="T97">button in MX Cleanup provided </text:span>a good graphic<text:span text:style-name="T64">al</text:span> analysis, <text:span text:style-name="T64">and c</text:span>licking on the big red segments revealed that the cache was <text:span text:style-name="T64">bloated</text:span>. </text:p>
      <text:p text:style-name="P32"><text:soft-page-break/><draw:frame draw:style-name="fr5" draw:name="Image3" text:anchor-type="as-char" svg:width="4.6839in" svg:height="2.498in" draw:z-index="24"><draw:image xlink:href="Pictures/100002010000046500000258E80BF940F8B349D1.png" xlink:type="simple" xlink:show="embed" xlink:actuate="onLoad" loext:mime-type="image/png"/></draw:frame></text:p>
      <text:p text:style-name="P36">Figure 4-1<text:span text:style-name="T97">6</text:span>. Disk Usage Analyzer displaying a root directory almost full </text:p>
      <text:p text:style-name="P32">After it had been cleaned using MX User Manager, the <text:span text:style-name="T98">percentage dropped to about 63% and the sluggishness was gone.</text:span></text:p>
      <text:h text:style-name="P147" text:outline-level="3"><draw:frame draw:style-name="fr3" draw:name="Image4" text:anchor-type="as-char" svg:width="4.6598in" svg:height="2.5in" draw:z-index="25"><draw:image xlink:href="Pictures/100002010000046500000258D5786E42B556E065.png" xlink:type="simple" xlink:show="embed" xlink:actuate="onLoad" loext:mime-type="image/png"/></draw:frame></text:h>
      <text:p text:style-name="P36">Figure 4-1<text:span text:style-name="T97">7</text:span>. The results of clearing out the cache as represented by Disk Usage Analyzer</text:p>
      <text:h text:style-name="P147" text:outline-level="3">4.8.<text:span text:style-name="T63">3</text:span> <text:s/><text:span text:style-name="T63">Error checking</text:span></text:h>
      <text:p text:style-name="P37"><text:span text:style-name="T50">Many error messages </text:span><text:span text:style-name="T51">are written </text:span><text:span text:style-name="T50">to the appropriate file in</text:span><text:span text:style-name="T57"> </text:span><text:span text:style-name="Source_20_Text"><text:span text:style-name="T22">/var/log</text:span></text:span><text:span text:style-name="Source_20_Text"><text:span text:style-name="T25">/ </text:span></text:span><text:span text:style-name="Source_20_Text"><text:span text:style-name="T50">coverin</text:span></text:span><text:span text:style-name="Source_20_Text"><text:span text:style-name="T51">g</text:span></text:span><text:span text:style-name="Source_20_Text"><text:span text:style-name="T50"> problems in applications, events, services and system.</text:span></text:span><text:span text:style-name="Source_20_Text"><text:span text:style-name="T25"> </text:span></text:span><text:span text:style-name="Source_20_Text"><text:span text:style-name="T51">Some important ones include:</text:span></text:span></text:p>
      <text:list xml:id="list1124721690" text:style-name="L38">
        <text:list-item>
          <text:p text:style-name="P44"><text:span text:style-name="Source_20_Text"><text:span text:style-name="T53">/var/log/boot</text:span></text:span></text:p>
        </text:list-item>
        <text:list-item>
          <text:p text:style-name="P44"><text:span text:style-name="Source_20_Text"><text:span text:style-name="T53">/var/log/dmesg</text:span></text:span></text:p>
        </text:list-item>
        <text:list-item>
          <text:p text:style-name="P44"><text:span text:style-name="Source_20_Text"><text:span text:style-name="T53">/var/log/kern.log</text:span></text:span></text:p>
        </text:list-item>
        <text:list-item>
          <text:p text:style-name="P44"><text:span text:style-name="Source_20_Text"><text:span text:style-name="T53">/var/log/messages</text:span></text:span></text:p>
        </text:list-item>
        <text:list-item>
          <text:p text:style-name="P44"><text:span text:style-name="Source_20_Text"><text:span text:style-name="T53">/var/log/Xorg.0.log</text:span></text:span></text:p>
        </text:list-item>
      </text:list>
      <text:p text:style-name="P35"><text:soft-page-break/><text:span text:style-name="Source_20_Text"><text:span text:style-name="T50">They are not always easy to read, but often worth looking at if you suspect a problem. </text:span></text:span><text:span text:style-name="Source_20_Text"><text:span text:style-name="T52">You can look at them in a terminal by using the command </text:span></text:span><text:span text:style-name="Source_20_Text"><text:span text:style-name="T49">cat </text:span></text:span><text:span text:style-name="Source_20_Text"><text:span text:style-name="T52">followed by the location of the log you want to see. </text:span></text:span></text:p>
      <text:h text:style-name="P158" text:outline-level="2"><text:bookmark text:name="toc-Subsection-4.9"/>4.9 Games </text:h>
      <text:p text:style-name="P29">Browsing the extensive list of games available through Synaptic (click Sections &gt;Games at the bottom of the left panel) or following the links below will bring up many other titles for your enjoyment. </text:p>
      <text:p text:style-name="P29">The following list contains some examples to whet your appetite. </text:p>
      <text:h text:style-name="P146" text:outline-level="3"><text:bookmark text:name="toc-Subsubsection-4.9.1"/>4.9.1 Adventure and Shooter Games </text:h>
      <text:list xml:id="list4255450242" text:style-name="L39">
        <text:list-item>
          <text:p text:style-name="P45">Chromium B.S.U.: A fast paced, arcade-style, top-scrolling space shooter. Installed by default.</text:p>
          <text:p text:style-name="P45"><text:a xlink:type="simple" xlink:href="http://chromium-bsu.sourceforge.net/" text:style-name="Internet_20_link" text:visited-style-name="Visited_20_Internet_20_Link">Chromium B.S.U. home page</text:a></text:p>
        </text:list-item>
        <text:list-item>
          <text:p text:style-name="P45">Beneath A Steel Sky: A science-fiction thriller set in a bleak post-apocalyptic future. </text:p>
          <text:p text:style-name="P45"><text:a xlink:type="simple" xlink:href="https://en.wikipedia.org/wiki/Beneath_a_Steel_Sky" text:style-name="Internet_20_link" text:visited-style-name="Visited_20_Internet_20_Link">Beneath a Steel Sky home page</text:a> </text:p>
        </text:list-item>
        <text:list-item>
          <text:p text:style-name="P45">Kq: A console-style role playing game, similar to Final Fantasy. </text:p>
          <text:p text:style-name="P45"><text:a xlink:type="simple" xlink:href="http://kqlives.sourceforge.net/" text:style-name="Internet_20_link" text:visited-style-name="Visited_20_Internet_20_Link">Kq home page</text:a> </text:p>
        </text:list-item>
        <text:list-item>
          <text:p text:style-name="P45">Mars. “A ridiculous shooter.” Protect planet from your jealous neighbors!</text:p>
          <text:p text:style-name="P45"><text:a xlink:type="simple" xlink:href="http://mars-game.sourceforge.net/?page_id=972" text:style-name="Internet_20_link" text:visited-style-name="Visited_20_Internet_20_Link">Mars home page</text:a> </text:p>
        </text:list-item>
      </text:list>
      <text:p text:style-name="P29"><draw:frame draw:style-name="fr3" draw:name="Image110" text:anchor-type="as-char" svg:width="3.6807in" svg:height="2.8693in" draw:z-index="14"><draw:image xlink:href="../grafix/chromiumbsu.jpg" xlink:type="simple" xlink:show="embed" xlink:actuate="onLoad" loext:mime-type="image/jpeg"/><svg:title>figure grafix/chromiumbsu.jpg</svg:title></draw:frame><text:s/></text:p>
      <text:p text:style-name="P39"><text:span text:style-name="T69">F</text:span>igure 4-1<text:span text:style-name="T97">8</text:span>: Enemy warships on the attack in Chromium B.S.U </text:p>
      <text:h text:style-name="P146" text:outline-level="3"><text:bookmark text:name="toc-Subsubsection-4.9.2"/>4.9.2 Arcade Games </text:h>
      <text:list xml:id="list917489331" text:style-name="L40">
        <text:list-item>
          <text:p text:style-name="P46">Defendguin: A clone of Defender, where your mission is to defend little penguins. </text:p>
          <text:p text:style-name="P46"><text:a xlink:type="simple" xlink:href="http://www.newbreedsoftware.com/defendguin" text:style-name="Internet_20_link" text:visited-style-name="Visited_20_Internet_20_Link">Defendguin home page</text:a> </text:p>
        </text:list-item>
        <text:list-item>
          <text:p text:style-name="P46"><text:soft-page-break/>Frozen Bubble: Colored bubbles are frozen at the top of the playing screen. As the Ice Press descends, you must pop out groups of frozen bubbles before the Press reaches your shooter. </text:p>
          <text:p text:style-name="P46"><text:a xlink:type="simple" xlink:href="http://www.frozen-bubble.org/" text:style-name="Internet_20_link" text:visited-style-name="Visited_20_Internet_20_Link">Frozen Bubble home page</text:a> </text:p>
        </text:list-item>
        <text:list-item>
          <text:p text:style-name="P46">Planet Penguin Racer: a fun racing game with your favorite penguin. </text:p>
        </text:list-item>
        <text:list-item>
          <text:p text:style-name="P46"><text:a xlink:type="simple" xlink:href="http://tuxracer.sourceforge.net/" text:style-name="Internet_20_link" text:visited-style-name="Visited_20_Internet_20_Link">Tuxracer home page</text:a> </text:p>
        </text:list-item>
        <text:list-item>
          <text:p text:style-name="P46">Ri-li: A toy train game. </text:p>
          <text:p text:style-name="P46"><text:a xlink:type="simple" xlink:href="http://ri-li.sourceforge.net/" text:style-name="Internet_20_link" text:visited-style-name="Visited_20_Internet_20_Link">Ri-li home page</text:a> </text:p>
        </text:list-item>
        <text:list-item>
          <text:p text:style-name="P46">Supertux: A classic 2D jump’n’run side-scrolling game in a style similar to the original SuperMario games.</text:p>
          <text:p text:style-name="P46"><text:a xlink:type="simple" xlink:href="http://supertux.lethargik.org/" text:style-name="Internet_20_link" text:visited-style-name="Visited_20_Internet_20_Link">Supertux home page</text:a> </text:p>
        </text:list-item>
        <text:list-item>
          <text:p text:style-name="P46">Supertuxkart: A much improved version of tuxkart. </text:p>
          <text:p text:style-name="P46"><text:a xlink:type="simple" xlink:href="http://supertuxkart.sourceforge.net/" text:style-name="Internet_20_link" text:visited-style-name="Visited_20_Internet_20_Link">Supertuxcart home page</text:a> </text:p>
        </text:list-item>
      </text:list>
      <text:p text:style-name="P29"><draw:frame draw:style-name="fr5" draw:name="Image111" text:anchor-type="as-char" svg:width="5.0909in" svg:height="3.9728in" draw:z-index="15"><draw:image xlink:href="../grafix/ri-li.jpg" xlink:type="simple" xlink:show="embed" xlink:actuate="onLoad" loext:mime-type="image/jpeg"/><svg:title>figure grafix/ri-li.jpg</svg:title></draw:frame><text:s/></text:p>
      <text:p text:style-name="P31">Figure 4-<text:span text:style-name="T97">19</text:span>: Ri-li train needs <text:span text:style-name="T68">to</text:span> turn soon </text:p>
      <text:h text:style-name="P153" text:outline-level="3"><text:bookmark text:name="toc-Subsubsection-4.9.3"/>4.9.3 Board Games </text:h>
      <text:list xml:id="list4085456128" text:style-name="L41">
        <text:list-item>
          <text:p text:style-name="P115">Gottcode games: of the ones available, Peg-E (Peg solitaire game) installed by default.</text:p>
          <text:p text:style-name="P115"><text:a xlink:type="simple" xlink:href="http://gottcode.org/" text:style-name="Internet_20_link" text:visited-style-name="Visited_20_Internet_20_Link">Gottcode home page</text:a> </text:p>
        </text:list-item>
        <text:list-item>
          <text:p text:style-name="P115"><text:soft-page-break/>Mines (gnomines): A minesweeper game for 1 player. </text:p>
        </text:list-item>
      </text:list>
      <text:p text:style-name="P1"><text:span text:style-name="T46"><text:tab/></text:span><text:a xlink:type="simple" xlink:href="https://wiki.gnome.org/Apps/Mines" text:style-name="Internet_20_link" text:visited-style-name="Visited_20_Internet_20_Link"><text:span text:style-name="T47">Mines home page</text:span></text:a></text:p>
      <text:list xml:id="list112936075073481" text:continue-numbering="true" text:style-name="L41">
        <text:list-item>
          <text:p text:style-name="P115">Do’SSi Zo’la: The goal of the basic Isola game is to block the opponent by destroying the squares which surround him. </text:p>
          <text:p text:style-name="P115"><text:a xlink:type="simple" xlink:href="http://dossizola.sourceforge.net/" text:style-name="Internet_20_link" text:visited-style-name="Visited_20_Internet_20_Link">Do'SSi Zo'la home page</text:a> </text:p>
        </text:list-item>
        <text:list-item>
          <text:p text:style-name="P115">Gnuchess: A chess game. </text:p>
          <text:p text:style-name="P115"><text:a xlink:type="simple" xlink:href="http://www.gnu.org/software/chess" text:style-name="Internet_20_link" text:visited-style-name="Visited_20_Internet_20_Link">Gnuchess home page</text:a> </text:p>
        </text:list-item>
      </text:list>
      <text:p text:style-name="P13"><draw:frame draw:style-name="fr5" draw:name="Image112" text:anchor-type="as-char" svg:width="4.3055in" svg:height="3.852in" draw:z-index="16"><draw:image xlink:href="../grafix/Gnomine.png" xlink:type="simple" xlink:show="embed" xlink:actuate="onLoad" loext:mime-type="image/png"/><svg:title>figure grafix/Gnomine.png</svg:title></draw:frame><text:s/></text:p>
      <text:p text:style-name="P2"><text:span text:style-name="T12">Figure 4-</text:span><text:span text:style-name="T16">2</text:span><text:span text:style-name="T21">0</text:span><text:span text:style-name="T12">: High-tension moment in Mines.</text:span> </text:p>
      <text:h text:style-name="P153" text:outline-level="3"><text:bookmark text:name="toc-Subsubsection-4.9.4"/>4.9.4 Card Games </text:h>
      <text:p text:style-name="P3">Here are some fun card games available from the repos. </text:p>
      <text:list xml:id="list4240967130" text:style-name="L42">
        <text:list-item>
          <text:p text:style-name="P116">Hearts (gnome-hearts):The classic hearts game. </text:p>
          <text:p text:style-name="P116"><text:a xlink:type="simple" xlink:href="https://libregamewiki.org/Gnome_Hearts" text:style-name="Internet_20_link" text:visited-style-name="Visited_20_Internet_20_Link">Gnome-hearts home page</text:a> </text:p>
        </text:list-item>
        <text:list-item>
          <text:p text:style-name="P116">Pysolfc: Over 1,000 solitaire games from a single application. </text:p>
          <text:p text:style-name="P116"><text:soft-page-break/><text:a xlink:type="simple" xlink:href="http://pysolfc.sourceforge.net/" text:style-name="Internet_20_link" text:visited-style-name="Visited_20_Internet_20_Link">Pysolfc home page</text:a> </text:p>
        </text:list-item>
      </text:list>
      <text:h text:style-name="P151" text:outline-level="3" text:is-list-header="true"><text:bookmark text:name="toc-Subsubsection-4.9.5"/>4.9.5 Desktop Fun </text:h>
      <text:list xml:id="list481744242" text:style-name="L43">
        <text:list-item>
          <text:p text:style-name="P80">Xpenguins. Penguins walk around your screen. Can be customized with other characters like Lemmings and Pooh Bear (need to allow programs to run in root window).</text:p>
          <text:p text:style-name="P139"><text:a xlink:type="simple" xlink:href="http://xpenguins.seul.org/" text:style-name="Internet_20_link" text:visited-style-name="Visited_20_Internet_20_Link"><text:span text:style-name="T1">Xpenguins home page</text:span></text:a><text:span text:style-name="T1"> </text:span></text:p>
        </text:list-item>
        <text:list-item>
          <text:p text:style-name="P80">Oneko. A cat (neko) follows your cursor (the mouse) around the screen. Can be customized with a dog or other animal. </text:p>
          <text:p text:style-name="P139"><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80">Algodoo. This free game presents a 2D physics sandbox where you can play with physics like never before. The playful synergy of science and art is novel, and makes it as educational as it is entertaining. </text:p>
          <text:p text:style-name="P139"><text:a xlink:type="simple" xlink:href="http://www.algodoo.com/" text:style-name="Internet_20_link" text:visited-style-name="Visited_20_Internet_20_Link"><text:span text:style-name="T1">Algodoo home page</text:span></text:a><text:span text:style-name="T1"> </text:span></text:p>
        </text:list-item>
        <text:list-item>
          <text:p text:style-name="P80">Xteddy. Puts a cute teddy on your desktop. Alternatively you can add your own image.</text:p>
          <text:p text:style-name="P139"><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80">Tuxpaint. A drawing program for kids of all ages.</text:p>
          <text:p text:style-name="P139"><text:a xlink:type="simple" xlink:href="http://www.tuxpaint.org/" text:style-name="Internet_20_link" text:visited-style-name="Visited_20_Internet_20_Link"><text:span text:style-name="T1">Tuxpaint home page</text:span></text:a><text:span text:style-name="T1"> </text:span></text:p>
        </text:list-item>
      </text:list>
      <text:p text:style-name="P13"><draw:frame draw:style-name="fr4" draw:name="Image113" text:anchor-type="as-char" svg:width="3.45in" svg:height="2.6898in" draw:z-index="17"><draw:image xlink:href="../grafix/tuxpaint.jpg" xlink:type="simple" xlink:show="embed" xlink:actuate="onLoad" loext:mime-type="image/jpeg"/><svg:title>figure grafix/tuxpaint.jpg</svg:title></draw:frame><text:s/></text:p>
      <text:p text:style-name="Caption"><text:span text:style-name="T12">Figure 4-</text:span><text:span text:style-name="T16">2</text:span><text:span text:style-name="T21">1</text:span><text:span text:style-name="T12">: Budding genius at work in Tuxpaint</text:span> </text:p>
      <text:h text:style-name="P146" text:outline-level="3"><text:bookmark text:name="toc-Subsubsection-4.9.6"/><text:soft-page-break/>4.9.6 Children </text:h>
      <text:list xml:id="list951416731" text:style-name="L44">
        <text:list-item>
          <text:p text:style-name="P47">Three packages of games and educational applications are available from MX Package Installer. </text:p>
        </text:list-item>
        <text:list-item>
          <text:p text:style-name="P47">In addition, Scratch is a free programming language and online community where you can create your own interactive stories, games, and animations. MX Package Installer.</text:p>
          <text:p text:style-name="P47">Scratch home page</text:p>
        </text:list-item>
      </text:list>
      <text:p text:style-name="P29"><draw:frame draw:style-name="fr3" draw:name="Image114" text:anchor-type="as-char" svg:width="3.9717in" svg:height="3.4811in" draw:z-index="18"><draw:image xlink:href="../grafix/scratch.jpg" xlink:type="simple" xlink:show="embed" xlink:actuate="onLoad" loext:mime-type="image/jpeg"/><svg:title>figure grafix/scratch.jpg</svg:title></draw:frame><text:s/></text:p>
      <text:p text:style-name="P40"><text:span text:style-name="T6">Figure 4-2</text:span><text:span text:style-name="T9">2</text:span><text:span text:style-name="T6">: Coding screen for Dance Party using Scratch</text:span> </text:p>
      <text:h text:style-name="P153" text:outline-level="3"><text:bookmark text:name="toc-Subsubsection-4.9.7"/>4.9.7 Tactics &amp; Strategy Games </text:h>
      <text:list xml:id="list144177057" text:style-name="L45">
        <text:list-item>
          <text:p text:style-name="P117">Freeciv: A clone of Sid Meyer’s Civilization© (version I), a turn-based multiplayer strategy game, in which each player becomes the leader of a stone age civilization, trying to gain ascendency as the ages progress. </text:p>
          <text:p text:style-name="P117"><text:a xlink:type="simple" xlink:href="http://www.freeciv.org/" text:style-name="Internet_20_link" text:visited-style-name="Visited_20_Internet_20_Link">Freeciv home page</text:a> </text:p>
        </text:list-item>
        <text:list-item>
          <text:p text:style-name="P117">Lbreakout2: LBreakout2 is a breakout-style arcade game where you use your paddle to aim a ball at bricks until all bricks are destroyed. Many levels and surprises. Installed by default.</text:p>
          <text:p text:style-name="P117"><text:a xlink:type="simple" xlink:href="http://lgames.sourceforge.net/" text:style-name="Internet_20_link" text:visited-style-name="Visited_20_Internet_20_Link">Lgames home page</text:a> </text:p>
        </text:list-item>
        <text:list-item>
          <text:p text:style-name="P117">Lincity: A clone of the original Simcity. You must build and maintain a city and keep its people satisfied so that your population grows. </text:p>
          <text:p text:style-name="P117"><text:a xlink:type="simple" xlink:href="http://lincity.sourceforge.net/" text:style-name="Internet_20_link" text:visited-style-name="Visited_20_Internet_20_Link">Lincity home page</text:a> </text:p>
        </text:list-item>
        <text:list-item>
          <text:p text:style-name="P117"><text:soft-page-break/>Battle for Wesnoth: A highly-rated turn-based strategy game with a fantasy theme. Build your army and fight to regain the throne. </text:p>
          <text:p text:style-name="P117"><text:a xlink:type="simple" xlink:href="http://www.wesnoth.org/" text:style-name="Internet_20_link" text:visited-style-name="Visited_20_Internet_20_Link">Battle for Wesnoth home page</text:a> </text:p>
        </text:list-item>
      </text:list>
      <text:p text:style-name="P13"><draw:frame draw:style-name="fr3" draw:name="Image115" text:anchor-type="as-char" svg:width="4.1736in" svg:height="3.3083in" draw:z-index="19"><draw:image xlink:href="../grafix/breakout.png" xlink:type="simple" xlink:show="embed" xlink:actuate="onLoad" loext:mime-type="image/png"/><svg:title>figure grafix/breakout.png</svg:title></draw:frame><text:s/></text:p>
      <text:p text:style-name="Caption"><text:span text:style-name="T12">Figure 4-</text:span><text:span text:style-name="T16">2</text:span><text:span text:style-name="T21">3</text:span><text:span text:style-name="T12">: Trying to break through the first wall in Lbreakout</text:span> </text:p>
      <text:h text:style-name="P153"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Heading_20_3" text:outline-level="3">4.9.9 <text:span text:style-name="T99"><text:tab/> <text:s text:c="2"/>Game services</text:span></text:h>
      <text:p text:style-name="P51">There exist various collections and services for the user wishing to play games on MX Linux. Two of the best known are easily installable with <text:span text:style-name="T99">MX Package Installer. </text:span></text:p>
      <text:list xml:id="list728707331" text:style-name="L48">
        <text:list-item>
          <text:p text:style-name="P49"><text:span text:style-name="T99">PlayOnLinux. A</text:span> graphical frontend for Wine<text:span text:style-name="T99"> (Section 6.1)</text:span> <text:span text:style-name="T99">that </text:span>allows Linux users <text:span text:style-name="T32">to easily install and use numerous games and apps designed to run with Microsoft® Windows®.</text:span><text:span text:style-name="T99"> </text:span></text:p>
        </text:list-item>
      </text:list>
      <text:p text:style-name="P50"><text:span text:style-name="T100"><text:tab/></text:span><text:a xlink:type="simple" xlink:href="https://www.playonlinux.com/en/" text:style-name="Internet_20_link" text:visited-style-name="Visited_20_Internet_20_Link"><text:span text:style-name="T100">PlayOnLinux homepage</text:span></text:a><text:span text:style-name="T100">.</text:span></text:p>
      <text:list xml:id="list112936945770366" text:continue-numbering="true" text:style-name="L48">
        <text:list-item>
          <text:p text:style-name="P49"><text:span text:style-name="T99">Steam. A proprietary digital distribution platform for purchasing and playing video games that </text:span>provides installation and automatic updating of games<text:span text:style-name="T99">. </text:span></text:p>
        </text:list-item>
      </text:list>
      <text:p text:style-name="P51"><text:tab/><text:a xlink:type="simple" xlink:href="https://store.steampowered.com/" text:style-name="Internet_20_link" text:visited-style-name="Visited_20_Internet_20_Link">Steam homepage</text:a></text:p>
      <text:h text:style-name="P158" text:outline-level="2"><text:bookmark text:name="toc-Subsection-4.10"/><text:soft-page-break/>4.10 Google tools </text:h>
      <text:p text:style-name="P29"/>
      <text:p text:style-name="P29"><draw:frame draw:style-name="fr4" draw:name="Image116" text:anchor-type="as-char" svg:width="5.9209in" svg:height="0.9047in" draw:z-index="20"><draw:image xlink:href="../grafix/TB.png" xlink:type="simple" xlink:show="embed" xlink:actuate="onLoad" loext:mime-type="image/png"/><svg:title>figure grafix/TB.png</svg:title></draw:frame><text:s/></text:p>
      <text:p text:style-name="P38">Figure 4-2<text:span text:style-name="T97">4</text:span>: Integrated Google Calendar and Contacts in Thunderbird </text:p>
      <text:h text:style-name="P153" text:outline-level="3"><text:bookmark text:name="toc-Subsubsection-4.10.1"/>4.10.1 Gmail </text:h>
      <text:p text:style-name="P3">Gmail accounts can be easily <text:span text:style-name="T66">set up</text:span> in Thunderbird <text:span text:style-name="T66">following the prompts</text:span>. </text:p>
      <text:h text:style-name="P153" text:outline-level="3"><text:bookmark text:name="toc-Subsubsection-4.10.2"/>4.10.2 Google’s Contacts </text:h>
      <text:p text:style-name="P3">Google’s Contacts can be linked into Thunderbird by using the add-on gContactSync. </text:p>
      <text:p text:style-name="P3"><text:a xlink:type="simple" xlink:href="http://www.pirules.org/addons/gcontactsync/" text:style-name="Internet_20_link" text:visited-style-name="Visited_20_Internet_20_Link">gContactSync home page </text:a></text:p>
      <text:h text:style-name="P153" text:outline-level="3"><text:bookmark text:name="toc-Subsubsection-4.10.3"/>4.10.3 Gcal </text:h>
      <text:p text:style-name="P3">Gcal can be set up on a tab in Thunderbird with the add-ons Lightning and Google Calendar Tab. </text:p>
      <text:p text:style-name="P3"><text:a xlink:type="simple" xlink:href="https://www.mozilla.org/en-US/projects/calendar/" text:style-name="Internet_20_link" text:visited-style-name="Visited_20_Internet_20_Link">Lightning calendar home page </text:a></text:p>
      <text:h text:style-name="P153" text:outline-level="3"><text:bookmark text:name="toc-Subsubsection-4.10.4"/>4.10.4 Gtasks </text:h>
      <text:p text:style-name="P3">Gtasks can be included in Thunderbird by ticking the Tasks entry of the calendar. </text:p>
      <text:h text:style-name="P153" text:outline-level="3"><text:bookmark text:name="toc-Subsubsection-4.10.5"/>4.10.5 Google Earth </text:h>
      <text:p text:style-name="P3">The easiest method of installing Google Earth is by using MX Package Installer, where <text:span text:style-name="T66">it</text:span> is in the “Misc” section. <text:s/></text:p>
      <text:p text:style-name="P2">There is also a manual method that may be useful in some installations. </text:p>
      <text:list xml:id="list2982226722" text:style-name="L46">
        <text:list-item>
          <text:p text:style-name="P98"><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81">Open a terminal and enter:</text:p>
          <text:p text:style-name="P170">make-googleearth-package </text:p>
        </text:list-item>
        <text:list-item>
          <text:p text:style-name="P81">Once that is finished, become root and type:</text:p>
          <text:p text:style-name="P170"><text:soft-page-break/>dpkg -i googleearth*.deb </text:p>
        </text:list-item>
        <text:list-item>
          <text:p text:style-name="P81">An error message will appear on screen about dependency problems. Correct that by entering this last command (still as root):</text:p>
          <text:p text:style-name="P170">apt-get -f install </text:p>
        </text:list-item>
      </text:list>
      <text:p text:style-name="P13">Now finally Google Earth will appear in <text:span text:style-name="T2">Start menu &gt; Internet</text:span>. </text:p>
      <text:h text:style-name="P148" text:outline-level="3"><text:bookmark text:name="toc-Subsubsection-4.10.6"/>4.10.6 Google Talk </text:h>
      <text:p text:style-name="P14"><text:span text:style-name="T1">There is a browser plugin called </text:span><text:span text:style-name="T3">google-talkplugin</text:span><text:span text:style-name="T1"> available from </text:span><text:a xlink:type="simple" xlink:href="https://tools.google.com/dlpage/hangoutplugin" text:style-name="Internet_20_link" text:visited-style-name="Visited_20_Internet_20_Link"><text:span text:style-name="T1">the Google repos</text:span></text:a><text:span text:style-name="T1"> that allows you to make a voice or video call from your Gmail account</text:span><text:span text:style-name="T101"> to another Gmail user</text:span><text:span text:style-name="T1">. </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7da7d8"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9-02-16T11:29:34.969026164</dc:date>
    <meta:editing-duration>PT8H14M50S</meta:editing-duration>
    <meta:editing-cycles>75</meta:editing-cycles>
    <meta:generator>LibreOffice/6.2.0.3$Linux_X86_64 LibreOffice_project/98c6a8a1c6c7b144ce3cc729e34964b47ce25d62</meta:generator>
    <meta:document-statistic meta:table-count="0" meta:image-count="26" meta:object-count="0" meta:page-count="34" meta:paragraph-count="453" meta:word-count="5429" meta:character-count="32058" meta:non-whitespace-character-count="26964"/>
  </office:meta>
</office:document-meta>
</file>